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c882" officeooo:paragraph-rsid="001dc8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string.h&gt;</text:p>
      <text:p text:style-name="P1">#include&lt;GL/glut.h&gt;</text:p>
      <text:p text:style-name="P1">#include &lt;time.h&gt;</text:p>
      <text:p text:style-name="P1">#include&lt;stdio.h&gt;</text:p>
      <text:p text:style-name="P1">void *font = GLUT_BITMAP_TIMES_ROMAN_24;</text:p>
      <text:p text:style-name="P1">char defaultMessage[] = "Rotation Speed:";</text:p>
      <text:p text:style-name="P1">char *message = defaultMessage;</text:p>
      <text:p text:style-name="P1"/>
      <text:p text:style-name="P1">void</text:p>
      <text:p text:style-name="P1">output(int x, int y, char *string)</text:p>
      <text:p text:style-name="P1">{</text:p>
      <text:p text:style-name="P1"><text:s text:c="2"/>int len, i;</text:p>
      <text:p text:style-name="P1"/>
      <text:p text:style-name="P1"><text:s text:c="2"/>glRasterPos2f(x, y);</text:p>
      <text:p text:style-name="P1"><text:s text:c="2"/>len = (int) strlen(string);</text:p>
      <text:p text:style-name="P1"><text:s text:c="2"/>for (i = 0; i &lt; len; i++) {</text:p>
      <text:p text:style-name="P1"><text:s text:c="4"/>glutBitmapCharacter(font, string[i]);</text:p>
      <text:p text:style-name="P1"><text:s text:c="2"/>}</text:p>
      <text:p text:style-name="P1">}</text:p>
      <text:p text:style-name="P1"/>
      <text:p text:style-name="P1"/>
      <text:p text:style-name="P1">static float speed=0.0;</text:p>
      <text:p text:style-name="P1"/>
      <text:p text:style-name="P1">static int top[3][3]={{0,0,0},{0,0,0},{0,0,0}},</text:p>
      <text:p text:style-name="P1">right[3][3]={{1,1,1},{1,1,1},{1,1,1}},</text:p>
      <text:p text:style-name="P1">front[3][3]={{2,2,2},{2,2,2},{2,2,2}},</text:p>
      <text:p text:style-name="P1">back[3][3]={{3,3,3},{3,3,3},{3,3,3}},</text:p>
      <text:p text:style-name="P1">bottom[3][3]={{4,4,4},{4,4,4},{4,4,4}},</text:p>
      <text:p text:style-name="P1">left[3][3]={{5,5,5},{5,5,5},{5,5,5}},</text:p>
      <text:p text:style-name="P1">temp[3][3];</text:p>
      <text:p text:style-name="P1"/>
      <text:p text:style-name="P1">int solve[300];</text:p>
      <text:p text:style-name="P1">int count=0;</text:p>
      <text:p text:style-name="P1">int solve1=0;</text:p>
      <text:p text:style-name="P1">static int rotation=0;</text:p>
      <text:p text:style-name="P1">int rotationcomplete=0;</text:p>
      <text:p text:style-name="P1">static GLfloat theta=0.0;</text:p>
      <text:p text:style-name="P1">static GLint axis=0;</text:p>
      <text:p text:style-name="P1">static GLfloat p=0.0,q=0.0,r=0.0;</text:p>
      <text:p text:style-name="P1">static GLint inverse=0;</text:p>
      <text:p text:style-name="P1">static GLfloat angle=0.0;</text:p>
      <text:p text:style-name="P1">int beginx=0,beginy=0;</text:p>
      <text:p text:style-name="P1">int moving=0;</text:p>
      <text:p text:style-name="P1">static int speedmetercolor[15]={0,0,0,0,0,0,0,0,0,0,0,0,0,0,0};</text:p>
      <text:p text:style-name="P1">static int speedmetercount=-1;</text:p>
      <text:p text:style-name="P1"/>
      <text:p text:style-name="P1"/>
      <text:p text:style-name="P1">GLfloat vertices[][3]={{-1.0,-1.0,-1.0},</text:p>
      <text:p text:style-name="P1"><text:s text:c="23"/>{1.0,-1.0,-1.0},</text:p>
      <text:p text:style-name="P1"><text:s text:c="23"/>{1.0,1.0,-1.0},</text:p>
      <text:p text:style-name="P1"><text:s text:c="23"/>{-1.0,1.0,-1.0}, //center</text:p>
      <text:p text:style-name="P1"><text:s text:c="23"/>{-1.0,-1.0,1.0},</text:p>
      <text:p text:style-name="P1"><text:soft-page-break/><text:s text:c="23"/>{1.0,-1.0,1.0},</text:p>
      <text:p text:style-name="P1"><text:s text:c="23"/>{1.0,1.0,1.0},</text:p>
      <text:p text:style-name="P1"><text:s text:c="23"/>{-1.0,1.0,1.0},</text:p>
      <text:p text:style-name="P1"><text:s text:c="23"/></text:p>
      <text:p text:style-name="P1"><text:s text:c="23"/>{-1.0,-3.0,-1.0},</text:p>
      <text:p text:style-name="P1"><text:s text:c="23"/>{1.0,-3.0,-1.0},</text:p>
      <text:p text:style-name="P1"><text:s text:c="23"/>{1.0,-1.0,-1.0},</text:p>
      <text:p text:style-name="P1"><text:s text:c="23"/>{-1.0,-1.0,-1.0}, <text:s/>//bottom center</text:p>
      <text:p text:style-name="P1"><text:s text:c="23"/>{-1.0,-3.0,1.0},</text:p>
      <text:p text:style-name="P1"><text:s text:c="23"/>{1.0,-3.0,1.0},</text:p>
      <text:p text:style-name="P1"><text:s text:c="23"/>{1.0,-1.0,1.0},</text:p>
      <text:p text:style-name="P1"><text:s text:c="23"/>{-1.0,-1.0,1.0},</text:p>
      <text:p text:style-name="P1"><text:s text:c="23"/></text:p>
      <text:p text:style-name="P1"><text:s text:c="23"/>{-3.0,-1.0,-1.0},</text:p>
      <text:p text:style-name="P1"><text:s text:c="23"/>{-1.0,-1.0,-1.0},</text:p>
      <text:p text:style-name="P1"><text:s text:c="23"/>{-1.0,1.0,-1.0},</text:p>
      <text:p text:style-name="P1"><text:s text:c="23"/>{-3.0,1.0,-1.0}, <text:s/>//left center</text:p>
      <text:p text:style-name="P1"><text:s text:c="23"/>{-3.0,-1.0,1.0},</text:p>
      <text:p text:style-name="P1"><text:s text:c="23"/>{-1.0,-1.0,1.0},</text:p>
      <text:p text:style-name="P1"><text:s text:c="23"/>{-1.0,1.0,1.0},</text:p>
      <text:p text:style-name="P1"><text:s text:c="23"/>{-3.0,1.0,1.0},</text:p>
      <text:p text:style-name="P1"/>
      <text:p text:style-name="P1"><text:s text:c="23"/>{1.0,-1.0,-1.0},</text:p>
      <text:p text:style-name="P1"><text:s text:c="23"/>{3.0,-1.0,-1.0},</text:p>
      <text:p text:style-name="P1"><text:s text:c="23"/>{3.0,1.0,-1.0},</text:p>
      <text:p text:style-name="P1"><text:s text:c="23"/>{1.0,1.0,-1.0}, // right center</text:p>
      <text:p text:style-name="P1"><text:s text:c="23"/>{1.0,-1.0,1.0},</text:p>
      <text:p text:style-name="P1"><text:s text:c="23"/>{3.0,-1.0,1.0},</text:p>
      <text:p text:style-name="P1"><text:s text:c="23"/>{3.0,1.0,1.0},</text:p>
      <text:p text:style-name="P1"><text:s text:c="23"/>{1.0,1.0,1.0},</text:p>
      <text:p text:style-name="P1"/>
      <text:p text:style-name="P1"/>
      <text:p text:style-name="P1"/>
      <text:p text:style-name="P1"><text:s text:c="23"/>{-1.0,1.0,-1.0},</text:p>
      <text:p text:style-name="P1"><text:s text:c="23"/>{1.0,1.0,-1.0},</text:p>
      <text:p text:style-name="P1"><text:s text:c="23"/>{1.0,3.0,-1.0},</text:p>
      <text:p text:style-name="P1"><text:s text:c="23"/>{-1.0,3.0,-1.0}, // top center</text:p>
      <text:p text:style-name="P1"><text:s text:c="23"/>{-1.0,1.0,1.0},</text:p>
      <text:p text:style-name="P1"><text:s text:c="23"/>{1.0,1.0,1.0},</text:p>
      <text:p text:style-name="P1"><text:s text:c="23"/>{1.0,3.0,1.0},</text:p>
      <text:p text:style-name="P1"><text:s text:c="23"/>{-1.0,3.0,1.0},</text:p>
      <text:p text:style-name="P1"/>
      <text:p text:style-name="P1"><text:s text:c="23"/>{-1.0,-1.0,1.0},</text:p>
      <text:p text:style-name="P1"><text:s text:c="23"/>{1.0,-1.0,1.0},</text:p>
      <text:p text:style-name="P1"><text:s text:c="23"/>{1.0,1.0,1.0},</text:p>
      <text:p text:style-name="P1"><text:s text:c="23"/>{-1.0,1.0,1.0}, //front center</text:p>
      <text:p text:style-name="P1"><text:s text:c="23"/>{-1.0,-1.0,3.0},</text:p>
      <text:p text:style-name="P1"><text:s text:c="23"/>{1.0,-1.0,3.0},</text:p>
      <text:p text:style-name="P1"><text:s text:c="23"/>{1.0,1.0,3.0},</text:p>
      <text:p text:style-name="P1"><text:s text:c="24"/>{-1.0,1.0,3.0},</text:p>
      <text:p text:style-name="P1"/>
      <text:p text:style-name="P1"><text:s text:c="23"/>{-1.0,-1.0,-3.0},</text:p>
      <text:p text:style-name="P1"><text:soft-page-break/><text:s text:c="23"/>{1.0,-1.0,-3.0},</text:p>
      <text:p text:style-name="P1"><text:s text:c="23"/>{1.0,1.0,-3.0},</text:p>
      <text:p text:style-name="P1"><text:s text:c="23"/>{-1.0,1.0,-3.0}, //back center</text:p>
      <text:p text:style-name="P1"><text:s text:c="23"/>{-1.0,-1.0,-1.0},</text:p>
      <text:p text:style-name="P1"><text:s text:c="23"/>{1.0,-1.0,-1.0},</text:p>
      <text:p text:style-name="P1"><text:s text:c="23"/>{1.0,1.0,-1.0},</text:p>
      <text:p text:style-name="P1"><text:s text:c="23"/>{-1.0,1.0,-1.0},</text:p>
      <text:p text:style-name="P1"/>
      <text:p text:style-name="P1"><text:s text:c="23"/>{-3.0,1.0,-1.0},</text:p>
      <text:p text:style-name="P1"><text:s text:c="23"/>{-1.0,1.0,-1.0},</text:p>
      <text:p text:style-name="P1"><text:s text:c="23"/>{-1.0,3.0,-1.0},</text:p>
      <text:p text:style-name="P1"><text:s text:c="23"/>{-3.0,3.0,-1.0}, // top left center</text:p>
      <text:p text:style-name="P1"><text:s text:c="23"/>{-3.0,1.0,1.0},</text:p>
      <text:p text:style-name="P1"><text:s text:c="23"/>{-1.0,1.0,1.0},</text:p>
      <text:p text:style-name="P1"><text:s text:c="23"/>{-1.0,3.0,1.0},</text:p>
      <text:p text:style-name="P1"><text:s text:c="23"/>{-3.0,3.0,1.0}, </text:p>
      <text:p text:style-name="P1"><text:s text:c="28"/></text:p>
      <text:p text:style-name="P1"><text:s text:c="23"/>{1.0,1.0,-1.0},</text:p>
      <text:p text:style-name="P1"><text:s text:c="23"/>{3.0,1.0,-1.0},</text:p>
      <text:p text:style-name="P1"><text:s text:c="23"/>{3.0,3.0,-1.0},</text:p>
      <text:p text:style-name="P1"><text:s text:c="23"/>{1.0,3.0,-1.0}, // top right <text:s/>center</text:p>
      <text:p text:style-name="P1"><text:s text:c="23"/>{1.0,1.0,1.0},</text:p>
      <text:p text:style-name="P1"><text:s text:c="23"/>{3.0,1.0,1.0},</text:p>
      <text:p text:style-name="P1"><text:s text:c="23"/>{3.0,3.0,1.0},</text:p>
      <text:p text:style-name="P1"><text:s text:c="23"/>{1.0,3.0,1.0},</text:p>
      <text:p text:style-name="P1"/>
      <text:p text:style-name="P1"><text:s text:c="23"/>{-1.0,1.0,1.0},</text:p>
      <text:p text:style-name="P1"><text:s text:c="23"/>{1.0,1.0,1.0},</text:p>
      <text:p text:style-name="P1"><text:s text:c="23"/>{1.0,3.0,1.0},</text:p>
      <text:p text:style-name="P1"><text:s text:c="23"/>{-1.0,3.0,1.0}, // top front center</text:p>
      <text:p text:style-name="P1"><text:s text:c="23"/>{-1.0,1.0,3.0},</text:p>
      <text:p text:style-name="P1"><text:s text:c="23"/>{1.0,1.0,3.0},</text:p>
      <text:p text:style-name="P1"><text:s text:c="23"/>{1.0,3.0,3.0},</text:p>
      <text:p text:style-name="P1"><text:s text:c="23"/>{-1.0,3.0,3.0},</text:p>
      <text:p text:style-name="P1"/>
      <text:p text:style-name="P1"><text:s text:c="24"/></text:p>
      <text:p text:style-name="P1"><text:s text:c="23"/>{-1.0,1.0,-3.0},</text:p>
      <text:p text:style-name="P1"><text:s text:c="23"/>{1.0,1.0,-3.0},</text:p>
      <text:p text:style-name="P1"><text:s text:c="23"/>{1.0,3.0,-3.0},</text:p>
      <text:p text:style-name="P1"><text:s text:c="23"/>{-1.0,3.0,-3.0}, // top back center</text:p>
      <text:p text:style-name="P1"><text:s text:c="23"/>{-1.0,1.0,-1.0},</text:p>
      <text:p text:style-name="P1"><text:s text:c="23"/>{1.0,1.0,-1.0},</text:p>
      <text:p text:style-name="P1"><text:s text:c="23"/>{1.0,3.0,-1.0},</text:p>
      <text:p text:style-name="P1"><text:s text:c="23"/>{-1.0,3.0,-1.0},</text:p>
      <text:p text:style-name="P1"/>
      <text:p text:style-name="P1"><text:tab/><text:tab/><text:tab/><text:tab/><text:tab/> <text:s/></text:p>
      <text:p text:style-name="P1"/>
      <text:p text:style-name="P1"><text:tab/><text:tab/><text:tab/><text:tab/><text:tab/> <text:s text:c="2"/>{-3.0,-3.0,-1.0},</text:p>
      <text:p text:style-name="P1"><text:s text:c="23"/>{-1.0,-3.0,-1.0},</text:p>
      <text:p text:style-name="P1"><text:s text:c="23"/>{-1.0,-1.0,-1.0},</text:p>
      <text:p text:style-name="P1"><text:s text:c="23"/>{-3.0,-1.0,-1.0}, <text:s/>//bottom left center</text:p>
      <text:p text:style-name="P1"><text:s text:c="23"/>{-3.0,-3.0,1.0},</text:p>
      <text:p text:style-name="P1"><text:soft-page-break/><text:s text:c="23"/>{-1.0,-3.0,1.0},</text:p>
      <text:p text:style-name="P1"><text:s text:c="23"/>{-1.0,-1.0,1.0},</text:p>
      <text:p text:style-name="P1"><text:s text:c="23"/>{-3.0,-1.0,1.0},</text:p>
      <text:p text:style-name="P1"/>
      <text:p text:style-name="P1"><text:tab/><text:tab/><text:tab/><text:tab/><text:tab/> <text:s text:c="2"/>{1.0,-3.0,-1.0},</text:p>
      <text:p text:style-name="P1"><text:s text:c="23"/>{3.0,-3.0,-1.0},</text:p>
      <text:p text:style-name="P1"><text:s text:c="23"/>{3.0,-1.0,-1.0},</text:p>
      <text:p text:style-name="P1"><text:s text:c="23"/>{1.0,-1.0,-1.0}, <text:s/>//bottom <text:s/>right center</text:p>
      <text:p text:style-name="P1"><text:s text:c="23"/>{1.0,-3.0,1.0},</text:p>
      <text:p text:style-name="P1"><text:s text:c="23"/>{3.0,-3.0,1.0},</text:p>
      <text:p text:style-name="P1"><text:s text:c="23"/>{3.0,-1.0,1.0},</text:p>
      <text:p text:style-name="P1"><text:s text:c="23"/>{1.0,-1.0,1.0},</text:p>
      <text:p text:style-name="P1"><text:tab/><text:tab/><text:tab/><text:tab/><text:tab/> <text:s text:c="5"/></text:p>
      <text:p text:style-name="P1"><text:tab/><text:tab/><text:tab/><text:tab/><text:tab/> <text:s text:c="2"/>{-1.0,-3.0,1.0},</text:p>
      <text:p text:style-name="P1"><text:s text:c="23"/>{1.0,-3.0,1.0},</text:p>
      <text:p text:style-name="P1"><text:s text:c="23"/>{1.0,-1.0,1.0},</text:p>
      <text:p text:style-name="P1"><text:s text:c="23"/>{-1.0,-1.0,1.0}, <text:s/>//bottom front center</text:p>
      <text:p text:style-name="P1"><text:s text:c="23"/>{-1.0,-3.0,3.0},</text:p>
      <text:p text:style-name="P1"><text:s text:c="23"/>{1.0,-3.0,3.0},</text:p>
      <text:p text:style-name="P1"><text:s text:c="23"/>{1.0,-1.0,3.0},</text:p>
      <text:p text:style-name="P1"><text:s text:c="23"/>{-1.0,-1.0,3.0},</text:p>
      <text:p text:style-name="P1"/>
      <text:p text:style-name="P1"/>
      <text:p text:style-name="P1"/>
      <text:p text:style-name="P1"><text:s text:c="23"/>{-1.0,-3.0,-3.0},</text:p>
      <text:p text:style-name="P1"><text:s text:c="23"/>{1.0,-3.0,-3.0},</text:p>
      <text:p text:style-name="P1"><text:s text:c="23"/>{1.0,-1.0,-3.0},</text:p>
      <text:p text:style-name="P1"><text:s text:c="23"/>{-1.0,-1.0,-3.0}, <text:s/>//bottom back center</text:p>
      <text:p text:style-name="P1"><text:s text:c="23"/>{-1.0,-3.0,-1.0},</text:p>
      <text:p text:style-name="P1"><text:s text:c="23"/>{1.0,-3.0,-1.0},</text:p>
      <text:p text:style-name="P1"><text:s text:c="23"/>{1.0,-1.0,-1.0},</text:p>
      <text:p text:style-name="P1"><text:s text:c="23"/>{-1.0,-1.0,-1.0},</text:p>
      <text:p text:style-name="P1"/>
      <text:p text:style-name="P1"><text:tab/><text:tab/><text:tab/><text:tab/><text:tab/> <text:s text:c="2"/>{-3.0,1.0,-3.0},</text:p>
      <text:p text:style-name="P1"><text:s text:c="23"/>{-1.0,1.0,-3.0},</text:p>
      <text:p text:style-name="P1"><text:s text:c="23"/>{-1.0,3.0,-3.0},</text:p>
      <text:p text:style-name="P1"><text:s text:c="23"/>{-3.0,3.0,-3.0}, // top left back</text:p>
      <text:p text:style-name="P1"><text:s text:c="23"/>{-3.0,1.0,-1.0},</text:p>
      <text:p text:style-name="P1"><text:s text:c="23"/>{-1.0,1.0,-1.0},</text:p>
      <text:p text:style-name="P1"><text:s text:c="23"/>{-1.0,3.0,-1.0},</text:p>
      <text:p text:style-name="P1"><text:s text:c="23"/>{-3.0,3.0,-1.0},</text:p>
      <text:p text:style-name="P1"/>
      <text:p text:style-name="P1"><text:tab/><text:tab/><text:tab/><text:tab/><text:tab/> <text:s text:c="2"/>{-3.0,1.0,1.0},</text:p>
      <text:p text:style-name="P1"><text:s text:c="23"/>{-1.0,1.0,1.0},</text:p>
      <text:p text:style-name="P1"><text:s text:c="23"/>{-1.0,3.0,1.0},</text:p>
      <text:p text:style-name="P1"><text:s text:c="23"/>{-3.0,3.0,1.0}, // top left front</text:p>
      <text:p text:style-name="P1"><text:s text:c="23"/>{-3.0,1.0,3.0},</text:p>
      <text:p text:style-name="P1"><text:s text:c="23"/>{-1.0,1.0,3.0},</text:p>
      <text:p text:style-name="P1"><text:s text:c="23"/>{-1.0,3.0,3.0},</text:p>
      <text:p text:style-name="P1"><text:s text:c="23"/>{-3.0,3.0,3.0},</text:p>
      <text:p text:style-name="P1"/>
      <text:p text:style-name="P1"><text:tab/><text:tab/><text:tab/><text:tab/><text:tab/> <text:s text:c="3"/>{1.0,1.0,-3.0},</text:p>
      <text:p text:style-name="P1"><text:soft-page-break/><text:s text:c="23"/>{3.0,1.0,-3.0},</text:p>
      <text:p text:style-name="P1"><text:s text:c="23"/>{3.0,3.0,-3.0},</text:p>
      <text:p text:style-name="P1"><text:s text:c="23"/>{1.0,3.0,-3.0}, // top right <text:s/>back</text:p>
      <text:p text:style-name="P1"><text:s text:c="23"/>{1.0,1.0,-1.0},</text:p>
      <text:p text:style-name="P1"><text:s text:c="23"/>{3.0,1.0,-1.0},</text:p>
      <text:p text:style-name="P1"><text:s text:c="23"/>{3.0,3.0,-1.0},</text:p>
      <text:p text:style-name="P1"><text:s text:c="23"/>{1.0,3.0,-1.0},</text:p>
      <text:p text:style-name="P1"/>
      <text:p text:style-name="P1"><text:tab/><text:tab/><text:tab/><text:tab/><text:tab/> <text:s text:c="3"/>{1.0,1.0,1.0},</text:p>
      <text:p text:style-name="P1"><text:s text:c="23"/>{3.0,1.0,1.0},</text:p>
      <text:p text:style-name="P1"><text:s text:c="23"/>{3.0,3.0,1.0},</text:p>
      <text:p text:style-name="P1"><text:s text:c="23"/>{1.0,3.0,1.0}, // top right <text:s/>front</text:p>
      <text:p text:style-name="P1"><text:s text:c="23"/>{1.0,1.0,3.0},</text:p>
      <text:p text:style-name="P1"><text:s text:c="23"/>{3.0,1.0,3.0},</text:p>
      <text:p text:style-name="P1"><text:s text:c="23"/>{3.0,3.0,3.0},</text:p>
      <text:p text:style-name="P1"><text:s text:c="23"/>{1.0,3.0,3.0},</text:p>
      <text:p text:style-name="P1"/>
      <text:p text:style-name="P1"><text:tab/><text:tab/><text:tab/><text:tab/><text:tab/> <text:s text:c="2"/>{-3.0,-1.0,-3.0},</text:p>
      <text:p text:style-name="P1"><text:s text:c="23"/>{-1.0,-1.0,-3.0},</text:p>
      <text:p text:style-name="P1"><text:s text:c="23"/>{-1.0,1.0,-3.0},</text:p>
      <text:p text:style-name="P1"><text:s text:c="23"/>{-3.0,1.0,-3.0}, <text:s/>//ceneter left back</text:p>
      <text:p text:style-name="P1"><text:s text:c="23"/>{-3.0,-1.0,-1.0},</text:p>
      <text:p text:style-name="P1"><text:s text:c="23"/>{-1.0,-1.0,-1.0},</text:p>
      <text:p text:style-name="P1"><text:s text:c="23"/>{-1.0,1.0,-1.0},</text:p>
      <text:p text:style-name="P1"><text:s text:c="23"/>{-3.0,1.0,-1.0},</text:p>
      <text:p text:style-name="P1"/>
      <text:p text:style-name="P1"><text:tab/><text:tab/><text:tab/><text:tab/><text:tab/> <text:s text:c="2"/>{-3.0,-1.0,1.0},</text:p>
      <text:p text:style-name="P1"><text:s text:c="23"/>{-1.0,-1.0,1.0},</text:p>
      <text:p text:style-name="P1"><text:s text:c="23"/>{-1.0,1.0,1.0},</text:p>
      <text:p text:style-name="P1"><text:s text:c="23"/>{-3.0,1.0,1.0}, <text:s/>//center left front</text:p>
      <text:p text:style-name="P1"><text:s text:c="23"/>{-3.0,-1.0,3.0},</text:p>
      <text:p text:style-name="P1"><text:s text:c="23"/>{-1.0,-1.0,3.0},</text:p>
      <text:p text:style-name="P1"><text:s text:c="23"/>{-1.0,1.0,3.0},</text:p>
      <text:p text:style-name="P1"><text:s text:c="23"/>{-3.0,1.0,3.0},</text:p>
      <text:p text:style-name="P1"/>
      <text:p text:style-name="P1"><text:tab/><text:tab/><text:tab/><text:tab/><text:tab/> <text:s text:c="2"/>{1.0,-1.0,-3.0},</text:p>
      <text:p text:style-name="P1"><text:s text:c="23"/>{3.0,-1.0,-3.0},</text:p>
      <text:p text:style-name="P1"><text:s text:c="23"/>{3.0,1.0,-3.0},</text:p>
      <text:p text:style-name="P1"><text:s text:c="23"/>{1.0,1.0,-3.0}, // center right back</text:p>
      <text:p text:style-name="P1"><text:s text:c="23"/>{1.0,-1.0,-1.0},</text:p>
      <text:p text:style-name="P1"><text:s text:c="23"/>{3.0,-1.0,-1.0},</text:p>
      <text:p text:style-name="P1"><text:s text:c="23"/>{3.0,1.0,-1.0},</text:p>
      <text:p text:style-name="P1"><text:s text:c="23"/>{1.0,1.0,-1.0},</text:p>
      <text:p text:style-name="P1"/>
      <text:p text:style-name="P1"><text:tab/><text:tab/><text:tab/><text:tab/><text:tab/> <text:s text:c="3"/>{1.0,-1.0,1.0},</text:p>
      <text:p text:style-name="P1"><text:s text:c="23"/>{3.0,-1.0,1.0},</text:p>
      <text:p text:style-name="P1"><text:s text:c="23"/>{3.0,1.0,1.0},</text:p>
      <text:p text:style-name="P1"><text:s text:c="23"/>{1.0,1.0,1.0}, // center right front</text:p>
      <text:p text:style-name="P1"><text:s text:c="23"/>{1.0,-1.0,3.0},</text:p>
      <text:p text:style-name="P1"><text:s text:c="23"/>{3.0,-1.0,3.0},</text:p>
      <text:p text:style-name="P1"><text:s text:c="23"/>{3.0,1.0,3.0},</text:p>
      <text:p text:style-name="P1"><text:s text:c="23"/>{1.0,1.0,3.0},</text:p>
      <text:p text:style-name="P1"><text:soft-page-break/></text:p>
      <text:p text:style-name="P1"><text:tab/><text:tab/><text:tab/><text:tab/><text:tab/> <text:s text:c="3"/>{-3.0,-3.0,-3.0},</text:p>
      <text:p text:style-name="P1"><text:s text:c="23"/>{-1.0,-3.0,-3.0},</text:p>
      <text:p text:style-name="P1"><text:s text:c="23"/>{-1.0,-1.0,-3.0},</text:p>
      <text:p text:style-name="P1"><text:s text:c="23"/>{-3.0,-1.0,-3.0}, <text:s/>//bottom left back</text:p>
      <text:p text:style-name="P1"><text:s text:c="23"/>{-3.0,-3.0,-1.0},</text:p>
      <text:p text:style-name="P1"><text:s text:c="23"/>{-1.0,-3.0,-1.0},</text:p>
      <text:p text:style-name="P1"><text:s text:c="23"/>{-1.0,-1.0,-1.0},</text:p>
      <text:p text:style-name="P1"><text:s text:c="23"/>{-3.0,-1.0,-1.0},</text:p>
      <text:p text:style-name="P1"/>
      <text:p text:style-name="P1"><text:tab/><text:tab/><text:tab/><text:tab/><text:tab/> <text:s text:c="2"/>{-3.0,-3.0,1.0},</text:p>
      <text:p text:style-name="P1"><text:s text:c="23"/>{-1.0,-3.0,1.0},</text:p>
      <text:p text:style-name="P1"><text:s text:c="23"/>{-1.0,-1.0,1.0},</text:p>
      <text:p text:style-name="P1"><text:s text:c="23"/>{-3.0,-1.0,1.0}, <text:s/>//bottom left front</text:p>
      <text:p text:style-name="P1"><text:s text:c="23"/>{-3.0,-3.0,3.0},</text:p>
      <text:p text:style-name="P1"><text:s text:c="23"/>{-1.0,-3.0,3.0},</text:p>
      <text:p text:style-name="P1"><text:s text:c="23"/>{-1.0,-1.0,3.0},</text:p>
      <text:p text:style-name="P1"><text:s text:c="23"/>{-3.0,-1.0,3.0},</text:p>
      <text:p text:style-name="P1"/>
      <text:p text:style-name="P1"><text:tab/><text:tab/><text:tab/><text:tab/><text:tab/> <text:s text:c="2"/>{1.0,-3.0,-3.0},</text:p>
      <text:p text:style-name="P1"><text:s text:c="23"/>{3.0,-3.0,-3.0},</text:p>
      <text:p text:style-name="P1"><text:s text:c="23"/>{3.0,-1.0,-3.0},</text:p>
      <text:p text:style-name="P1"><text:s text:c="23"/>{1.0,-1.0,-3.0}, <text:s/>//bottom <text:s/>right back</text:p>
      <text:p text:style-name="P1"><text:s text:c="23"/>{1.0,-3.0,-1.0},</text:p>
      <text:p text:style-name="P1"><text:s text:c="23"/>{3.0,-3.0,-1.0},</text:p>
      <text:p text:style-name="P1"><text:s text:c="23"/>{3.0,-1.0,-1.0},</text:p>
      <text:p text:style-name="P1"><text:s text:c="23"/>{1.0,-1.0,-1.0},</text:p>
      <text:p text:style-name="P1"><text:tab/><text:tab/><text:tab/><text:tab/><text:tab/> <text:s text:c="5"/></text:p>
      <text:p text:style-name="P1"/>
      <text:p text:style-name="P1"><text:tab/><text:tab/><text:tab/><text:tab/><text:tab/> <text:s text:c="2"/>{1.0,-3.0,1.0},</text:p>
      <text:p text:style-name="P1"><text:s text:c="23"/>{3.0,-3.0,1.0},</text:p>
      <text:p text:style-name="P1"><text:s text:c="23"/>{3.0,-1.0,1.0},</text:p>
      <text:p text:style-name="P1"><text:s text:c="23"/>{1.0,-1.0,1.0}, <text:s/>//bottom <text:s/>right front</text:p>
      <text:p text:style-name="P1"><text:s text:c="23"/>{1.0,-3.0,3.0},</text:p>
      <text:p text:style-name="P1"><text:s text:c="23"/>{3.0,-3.0,3.0},</text:p>
      <text:p text:style-name="P1"><text:s text:c="23"/>{3.0,-1.0,3.0},</text:p>
      <text:p text:style-name="P1"><text:s text:c="23"/>{1.0,-1.0,3.0},</text:p>
      <text:p text:style-name="P1"><text:tab/><text:tab/> <text:s text:c="4"/></text:p>
      <text:p text:style-name="P1"><text:tab/><text:tab/><text:tab/><text:tab/><text:tab/> <text:s text:c="2"/>{0.0,7.0,0.0},</text:p>
      <text:p text:style-name="P1"><text:tab/><text:tab/><text:tab/><text:tab/><text:tab/> <text:s text:c="2"/>{0.0,7.5,0.0},</text:p>
      <text:p text:style-name="P1"><text:tab/><text:tab/><text:tab/><text:tab/><text:tab/> <text:s text:c="2"/>{0.5,7.5,0.0}, //speed meter</text:p>
      <text:p text:style-name="P1"><text:tab/><text:tab/><text:tab/><text:tab/><text:tab/> <text:s text:c="2"/>{0.5,7.0,0.0}</text:p>
      <text:p text:style-name="P1"/>
      <text:p text:style-name="P1"><text:tab/><text:tab/><text:tab/><text:tab/><text:tab/> <text:s text:c="2"/></text:p>
      <text:p text:style-name="P1"/>
      <text:p text:style-name="P1"><text:tab/><text:tab/><text:tab/><text:tab/><text:tab/> <text:s text:c="2"/></text:p>
      <text:p text:style-name="P1"><text:tab/><text:tab/><text:tab/><text:tab/><text:tab/>};</text:p>
      <text:p text:style-name="P1"><text:s text:c="21"/></text:p>
      <text:p text:style-name="P1"/>
      <text:p text:style-name="P1"/>
      <text:p text:style-name="P1"/>
      <text:p text:style-name="P1">GLfloat color[][3]={{1.0,1.0,1.0}, <text:s/>//white</text:p>
      <text:p text:style-name="P1"><text:soft-page-break/><text:s text:c="20"/>{0.7,0.7,0.5}, <text:s/>//orange</text:p>
      <text:p text:style-name="P1"><text:s text:c="20"/>{0.0,0.0,1.0}, <text:s/>//blue</text:p>
      <text:p text:style-name="P1"><text:s text:c="20"/>{0.0,1.0,0.0}, <text:s/>//green</text:p>
      <text:p text:style-name="P1"><text:s text:c="20"/>{1.0,1.0,0.0}, <text:s/>//yellow</text:p>
      <text:p text:style-name="P1"><text:s text:c="20"/>{1.0,0.0,0.0}, //red</text:p>
      <text:p text:style-name="P1">{1.0,0.5,1.0}, //grey used to represent faces of cube without colour</text:p>
      <text:p text:style-name="P1">{.6,.5,.6}//speed meter colour</text:p>
      <text:p text:style-name="P1">}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oid polygon(int a,int b,int c,int d,int e)</text:p>
      <text:p text:style-name="P1">{ <text:s text:c="2"/></text:p>
      <text:p text:style-name="P1"/>
      <text:p text:style-name="P1"><text:tab/>glColor3f(0,0,0);</text:p>
      <text:p text:style-name="P1"><text:tab/>glLineWidth(4.0);</text:p>
      <text:p text:style-name="P1"><text:tab/>glBegin(GL_LINE_LOOP);</text:p>
      <text:p text:style-name="P1"><text:tab/>glVertex3fv(vertices[b]);</text:p>
      <text:p text:style-name="P1"><text:tab/>glVertex3fv(vertices[c]);</text:p>
      <text:p text:style-name="P1"><text:tab/>glVertex3fv(vertices[d]);</text:p>
      <text:p text:style-name="P1"><text:tab/>glVertex3fv(vertices[e]);</text:p>
      <text:p text:style-name="P1"><text:tab/>glEnd();</text:p>
      <text:p text:style-name="P1"/>
      <text:p text:style-name="P1"/>
      <text:p text:style-name="P1"><text:tab/>glColor3fv(color[a]);</text:p>
      <text:p text:style-name="P1"><text:tab/>glBegin(GL_POLYGON);</text:p>
      <text:p text:style-name="P1"><text:tab/>glVertex3fv(vertices[b]);</text:p>
      <text:p text:style-name="P1"><text:tab/>glVertex3fv(vertices[c]);</text:p>
      <text:p text:style-name="P1"><text:tab/>glVertex3fv(vertices[d]);</text:p>
      <text:p text:style-name="P1"><text:tab/>glVertex3fv(vertices[e]);</text:p>
      <text:p text:style-name="P1"><text:tab/>glEnd();</text:p>
      <text:p text:style-name="P1">}</text:p>
      <text:p text:style-name="P1"/>
      <text:p text:style-name="P1">void colorcube1()</text:p>
      <text:p text:style-name="P1">{</text:p>
      <text:p text:style-name="P1"><text:tab/>polygon(6,0,3,2,1); </text:p>
      <text:p text:style-name="P1"><text:tab/>polygon(6,2,3,7,6); </text:p>
      <text:p text:style-name="P1"><text:tab/>polygon(6,0,4,7,3); <text:s text:c="3"/>// center piece</text:p>
      <text:p text:style-name="P1"><text:s text:c="8"/>polygon(6,1,2,6,5); <text:s text:c="10"/></text:p>
      <text:p text:style-name="P1"><text:tab/>polygon(6,4,5,6,7);</text:p>
      <text:p text:style-name="P1"><text:tab/>polygon(6,0,1,5,4); </text:p>
      <text:p text:style-name="P1"/>
      <text:p text:style-name="P1"/>
      <text:p text:style-name="P1">}</text:p>
      <text:p text:style-name="P1">void colorcube2()</text:p>
      <text:p text:style-name="P1">{</text:p>
      <text:p text:style-name="P1"><text:tab/>polygon(6,8,11,10,9); </text:p>
      <text:p text:style-name="P1"><text:tab/>polygon(6,10,11,15,14); </text:p>
      <text:p text:style-name="P1"><text:soft-page-break/><text:tab/>polygon(6,8,12,15,11); <text:s text:c="3"/>// bottom center</text:p>
      <text:p text:style-name="P1"><text:s text:c="4"/>polygon(6,9,10,14,13); <text:s text:c="10"/></text:p>
      <text:p text:style-name="P1"><text:tab/>polygon(6,12,13,14,15);</text:p>
      <text:p text:style-name="P1"><text:tab/>polygon(bottom[1][1],8,9,13,12); </text:p>
      <text:p text:style-name="P1"/>
      <text:p text:style-name="P1"/>
      <text:p text:style-name="P1">}</text:p>
      <text:p text:style-name="P1"/>
      <text:p text:style-name="P1">void colorcube3()</text:p>
      <text:p text:style-name="P1">{</text:p>
      <text:p text:style-name="P1"/>
      <text:p text:style-name="P1"><text:tab/>polygon(6,16,19,18,17); </text:p>
      <text:p text:style-name="P1"><text:tab/>polygon(6,18,19,23,22); </text:p>
      <text:p text:style-name="P1"><text:tab/>polygon(left[1][1],16,20,23,19); <text:s text:c="3"/>// left center</text:p>
      <text:p text:style-name="P1"><text:s text:c="4"/>polygon(6,17,18,22,21); <text:s text:c="10"/></text:p>
      <text:p text:style-name="P1"><text:tab/>polygon(6,20,21,22,23);</text:p>
      <text:p text:style-name="P1"><text:tab/>polygon(6,16,17,21,20); </text:p>
      <text:p text:style-name="P1"/>
      <text:p text:style-name="P1"/>
      <text:p text:style-name="P1">}</text:p>
      <text:p text:style-name="P1"/>
      <text:p text:style-name="P1">void colorcube4()</text:p>
      <text:p text:style-name="P1">{</text:p>
      <text:p text:style-name="P1"><text:tab/>polygon(6,24,27,26,25); </text:p>
      <text:p text:style-name="P1"><text:tab/>polygon(6,26,27,31,30); </text:p>
      <text:p text:style-name="P1"><text:tab/>polygon(6,24,28,31,27); <text:s text:c="3"/>// right center</text:p>
      <text:p text:style-name="P1"><text:s text:c="4"/>polygon(right[1][1],25,26,30,29); <text:s text:c="10"/></text:p>
      <text:p text:style-name="P1"><text:tab/>polygon(6,28,29,30,31);</text:p>
      <text:p text:style-name="P1"><text:tab/>polygon(6,24,25,29,28); </text:p>
      <text:p text:style-name="P1"/>
      <text:p text:style-name="P1"/>
      <text:p text:style-name="P1">}</text:p>
      <text:p text:style-name="P1"/>
      <text:p text:style-name="P1">void colorcube5()</text:p>
      <text:p text:style-name="P1">{</text:p>
      <text:p text:style-name="P1"><text:tab/>polygon(6,32,35,34,33); </text:p>
      <text:p text:style-name="P1"><text:tab/>polygon(top[1][1],34,35,39,38); </text:p>
      <text:p text:style-name="P1"><text:tab/>polygon(6,32,36,39,35); <text:s text:c="3"/>// top center</text:p>
      <text:p text:style-name="P1"><text:s text:c="4"/>polygon(6,33,34,38,37); <text:s text:c="10"/></text:p>
      <text:p text:style-name="P1"><text:tab/>polygon(6,36,37,38,39);</text:p>
      <text:p text:style-name="P1"><text:tab/>polygon(6,32,33,37,36); </text:p>
      <text:p text:style-name="P1"/>
      <text:p text:style-name="P1"/>
      <text:p text:style-name="P1">}</text:p>
      <text:p text:style-name="P1"/>
      <text:p text:style-name="P1">void colorcube6()</text:p>
      <text:p text:style-name="P1">{</text:p>
      <text:p text:style-name="P1"><text:tab/>polygon(6,40,43,42,41); </text:p>
      <text:p text:style-name="P1"><text:tab/>polygon(6,42,43,47,46); </text:p>
      <text:p text:style-name="P1"><text:tab/>polygon(6,40,44,47,43); <text:s text:c="3"/>// front center</text:p>
      <text:p text:style-name="P1"><text:s text:c="4"/>polygon(6,41,42,46,45); <text:s text:c="10"/></text:p>
      <text:p text:style-name="P1"><text:tab/>polygon(front[1][1],44,45,46,47);</text:p>
      <text:p text:style-name="P1"><text:soft-page-break/><text:tab/>polygon(6,40,41,45,44); </text:p>
      <text:p text:style-name="P1"/>
      <text:p text:style-name="P1"/>
      <text:p text:style-name="P1">}</text:p>
      <text:p text:style-name="P1"/>
      <text:p text:style-name="P1">void colorcube7()</text:p>
      <text:p text:style-name="P1">{</text:p>
      <text:p text:style-name="P1"><text:tab/>polygon(back[1][1],48,51,50,49); </text:p>
      <text:p text:style-name="P1"><text:tab/>polygon(6,50,51,55,54); </text:p>
      <text:p text:style-name="P1"><text:tab/>polygon(6,48,52,55,51); <text:s text:c="3"/>//back center</text:p>
      <text:p text:style-name="P1"><text:s text:c="4"/>polygon(6,49,50,54,53); <text:s text:c="10"/></text:p>
      <text:p text:style-name="P1"><text:tab/>polygon(6,52,53,54,55);</text:p>
      <text:p text:style-name="P1"><text:tab/>polygon(6,48,49,53,52); </text:p>
      <text:p text:style-name="P1"/>
      <text:p text:style-name="P1"/>
      <text:p text:style-name="P1">}</text:p>
      <text:p text:style-name="P1"/>
      <text:p text:style-name="P1"/>
      <text:p text:style-name="P1">void colorcube8()</text:p>
      <text:p text:style-name="P1">{</text:p>
      <text:p text:style-name="P1"><text:tab/>polygon(6,56,59,58,57); </text:p>
      <text:p text:style-name="P1"><text:tab/>polygon(top[1][0],58,59,63,62); </text:p>
      <text:p text:style-name="P1"><text:tab/>polygon(left[0][1],56,60,63,59); <text:s text:c="3"/>// top left center</text:p>
      <text:p text:style-name="P1"><text:s text:c="4"/>polygon(6,57,58,62,61); <text:s text:c="10"/></text:p>
      <text:p text:style-name="P1"><text:tab/>polygon(6,60,61,62,63);</text:p>
      <text:p text:style-name="P1"><text:tab/>polygon(6,56,57,61,60); </text:p>
      <text:p text:style-name="P1"/>
      <text:p text:style-name="P1"/>
      <text:p text:style-name="P1">}</text:p>
      <text:p text:style-name="P1"/>
      <text:p text:style-name="P1">void colorcube9()</text:p>
      <text:p text:style-name="P1">{</text:p>
      <text:p text:style-name="P1"><text:tab/>polygon(6,64,67,66,65); </text:p>
      <text:p text:style-name="P1"><text:tab/>polygon(top[1][2],66,67,71,70); </text:p>
      <text:p text:style-name="P1"><text:tab/>polygon(6,64,68,71,67); <text:s text:c="3"/>// top right center</text:p>
      <text:p text:style-name="P1"><text:s text:c="4"/>polygon(right[0][1],65,66,70,69); <text:s text:c="10"/></text:p>
      <text:p text:style-name="P1"><text:tab/>polygon(6,68,69,70,71);</text:p>
      <text:p text:style-name="P1"><text:tab/>polygon(6,64,65,69,68); </text:p>
      <text:p text:style-name="P1"/>
      <text:p text:style-name="P1"/>
      <text:p text:style-name="P1">}</text:p>
      <text:p text:style-name="P1"/>
      <text:p text:style-name="P1">void colorcube10()</text:p>
      <text:p text:style-name="P1">{</text:p>
      <text:p text:style-name="P1"><text:tab/>polygon(6,72,75,74,73); </text:p>
      <text:p text:style-name="P1"><text:tab/>polygon(top[2][1],74,75,79,78); </text:p>
      <text:p text:style-name="P1"><text:tab/>polygon(6,72,76,79,75); <text:s text:c="3"/>// top front center</text:p>
      <text:p text:style-name="P1"><text:s text:c="4"/>polygon(6,73,74,78,77); <text:s text:c="10"/></text:p>
      <text:p text:style-name="P1"><text:tab/>polygon(front[0][1],76,77,78,79);</text:p>
      <text:p text:style-name="P1"><text:tab/>polygon(6,72,73,77,76); </text:p>
      <text:p text:style-name="P1"/>
      <text:p text:style-name="P1"/>
      <text:p text:style-name="P1"><text:soft-page-break/>}</text:p>
      <text:p text:style-name="P1"/>
      <text:p text:style-name="P1">void colorcube11()</text:p>
      <text:p text:style-name="P1">{</text:p>
      <text:p text:style-name="P1"><text:tab/>polygon(back[0][1],80,83,82,81); </text:p>
      <text:p text:style-name="P1"><text:tab/>polygon(top[0][1],82,83,87,86); </text:p>
      <text:p text:style-name="P1"><text:tab/>polygon(6,80,84,87,83); <text:s text:c="3"/>// top back center</text:p>
      <text:p text:style-name="P1"><text:s text:c="4"/>polygon(6,81,82,86,85); <text:s text:c="10"/></text:p>
      <text:p text:style-name="P1"><text:tab/>polygon(6,84,85,86,87);</text:p>
      <text:p text:style-name="P1"><text:tab/>polygon(6,80,81,85,84); </text:p>
      <text:p text:style-name="P1"/>
      <text:p text:style-name="P1"/>
      <text:p text:style-name="P1">}</text:p>
      <text:p text:style-name="P1"/>
      <text:p text:style-name="P1">void colorcube12()</text:p>
      <text:p text:style-name="P1">{</text:p>
      <text:p text:style-name="P1"><text:tab/>polygon(6,80+8,83+8,82+8,81+8); </text:p>
      <text:p text:style-name="P1"><text:tab/>polygon(6,82+8,83+8,87+8,86+8); </text:p>
      <text:p text:style-name="P1"><text:tab/>polygon(left[2][1],80+8,84+8,87+8,83+8); <text:s text:c="3"/>// bottom left center</text:p>
      <text:p text:style-name="P1"><text:s text:c="4"/>polygon(6,81+8,82+8,86+8,85+8); <text:s text:c="10"/></text:p>
      <text:p text:style-name="P1"><text:tab/>polygon(6,84+8,85+8,86+8,87+8);</text:p>
      <text:p text:style-name="P1"><text:tab/>polygon(bottom[1][0],80+8,81+8,85+8,84+8); </text:p>
      <text:p text:style-name="P1"/>
      <text:p text:style-name="P1"/>
      <text:p text:style-name="P1">}</text:p>
      <text:p text:style-name="P1"/>
      <text:p text:style-name="P1">void colorcube13()</text:p>
      <text:p text:style-name="P1">{</text:p>
      <text:p text:style-name="P1"><text:tab/>polygon(6,80+16,83+16,82+16,81+16); </text:p>
      <text:p text:style-name="P1"><text:tab/>polygon(6,82+16,83+16,87+16,86+16); </text:p>
      <text:p text:style-name="P1"><text:tab/>polygon(6,80+16,84+16,87+16,83+16); <text:s text:c="3"/>// bottom right center</text:p>
      <text:p text:style-name="P1"><text:s text:c="4"/>polygon(right[2][1],81+16,82+16,86+16,85+16); <text:s text:c="10"/></text:p>
      <text:p text:style-name="P1"><text:tab/>polygon(6,84+16,85+16,86+16,87+16);</text:p>
      <text:p text:style-name="P1"><text:tab/>polygon(bottom[1][2],80+16,81+16,85+16,84+16); </text:p>
      <text:p text:style-name="P1"/>
      <text:p text:style-name="P1"/>
      <text:p text:style-name="P1">}</text:p>
      <text:p text:style-name="P1"/>
      <text:p text:style-name="P1">void colorcube14()</text:p>
      <text:p text:style-name="P1">{</text:p>
      <text:p text:style-name="P1"><text:tab/>polygon(6,80+24,83+24,82+24,81+24); </text:p>
      <text:p text:style-name="P1"><text:tab/>polygon(6,82+24,83+24,87+24,86+24); </text:p>
      <text:p text:style-name="P1"><text:tab/>polygon(6,80+24,84+24,87+24,83+24); <text:s text:c="3"/>// bottom front center</text:p>
      <text:p text:style-name="P1"><text:s text:c="4"/>polygon(6,81+24,82+24,86+24,85+24); <text:s text:c="10"/></text:p>
      <text:p text:style-name="P1"><text:tab/>polygon(front[2][1],84+24,85+24,86+24,87+24);</text:p>
      <text:p text:style-name="P1"><text:tab/>polygon(bottom[0][1],80+24,81+24,85+24,84+24); </text:p>
      <text:p text:style-name="P1"/>
      <text:p text:style-name="P1"/>
      <text:p text:style-name="P1">}</text:p>
      <text:p text:style-name="P1">void colorcube15()</text:p>
      <text:p text:style-name="P1">{</text:p>
      <text:p text:style-name="P1"><text:tab/>polygon(back[2][1],112,115,114,113); </text:p>
      <text:p text:style-name="P1"><text:soft-page-break/><text:tab/>polygon(6,114,115,119,118); </text:p>
      <text:p text:style-name="P1"><text:tab/>polygon(6,112,116,119,115); <text:s text:c="3"/>// bottom back center</text:p>
      <text:p text:style-name="P1"><text:s text:c="4"/>polygon(6,113,114,118,117); <text:s text:c="10"/></text:p>
      <text:p text:style-name="P1"><text:tab/>polygon(6,116,117,118,119);</text:p>
      <text:p text:style-name="P1"><text:tab/>polygon(bottom[2][1],112,113,117,116); </text:p>
      <text:p text:style-name="P1"/>
      <text:p text:style-name="P1"/>
      <text:p text:style-name="P1">}</text:p>
      <text:p text:style-name="P1"/>
      <text:p text:style-name="P1">void colorcube16()</text:p>
      <text:p text:style-name="P1">{</text:p>
      <text:p text:style-name="P1"><text:tab/>polygon(back[0][2],120,123,122,121); </text:p>
      <text:p text:style-name="P1"><text:tab/>polygon(top[0][0],122,123,127,126); </text:p>
      <text:p text:style-name="P1"><text:tab/>polygon(left[0][0],120,124,127,123); <text:s text:c="3"/>// top left back</text:p>
      <text:p text:style-name="P1"><text:s text:c="4"/>polygon(6,121,122,126,125); <text:s text:c="10"/></text:p>
      <text:p text:style-name="P1"><text:tab/>polygon(6,124,125,126,127);</text:p>
      <text:p text:style-name="P1"><text:tab/>polygon(6,120,121,125,124); </text:p>
      <text:p text:style-name="P1"/>
      <text:p text:style-name="P1"/>
      <text:p text:style-name="P1">}</text:p>
      <text:p text:style-name="P1"/>
      <text:p text:style-name="P1">void colorcube17()</text:p>
      <text:p text:style-name="P1">{</text:p>
      <text:p text:style-name="P1"><text:tab/>polygon(6,128,131,130,129); </text:p>
      <text:p text:style-name="P1"><text:tab/>polygon(top[2][0],130,131,135,134); </text:p>
      <text:p text:style-name="P1"><text:tab/>polygon(left[0][2],128,132,135,131); <text:s text:c="3"/>// top left front</text:p>
      <text:p text:style-name="P1"><text:s text:c="4"/>polygon(6,129,130,134,133); <text:s text:c="10"/></text:p>
      <text:p text:style-name="P1"><text:tab/>polygon(front[0][0],132,133,134,135);</text:p>
      <text:p text:style-name="P1"><text:tab/>polygon(6,128,129,133,132); </text:p>
      <text:p text:style-name="P1"/>
      <text:p text:style-name="P1"/>
      <text:p text:style-name="P1">}</text:p>
      <text:p text:style-name="P1"/>
      <text:p text:style-name="P1"/>
      <text:p text:style-name="P1">void colorcube18()</text:p>
      <text:p text:style-name="P1">{</text:p>
      <text:p text:style-name="P1"><text:tab/>polygon(back[0][0],136,139,138,137); </text:p>
      <text:p text:style-name="P1"><text:tab/>polygon(top[0][2],138,139,143,142); </text:p>
      <text:p text:style-name="P1"><text:tab/>polygon(6,136,140,143,139); <text:s text:c="3"/>// top right back</text:p>
      <text:p text:style-name="P1"><text:s text:c="4"/>polygon(right[0][2],137,138,142,141); <text:s text:c="10"/></text:p>
      <text:p text:style-name="P1"><text:tab/>polygon(6,140,141,142,143);</text:p>
      <text:p text:style-name="P1"><text:tab/>polygon(6,136,137,141,140); </text:p>
      <text:p text:style-name="P1"/>
      <text:p text:style-name="P1"/>
      <text:p text:style-name="P1">}</text:p>
      <text:p text:style-name="P1"/>
      <text:p text:style-name="P1"/>
      <text:p text:style-name="P1">void colorcube19()</text:p>
      <text:p text:style-name="P1">{</text:p>
      <text:p text:style-name="P1"><text:tab/>polygon(6,144,147,146,145); </text:p>
      <text:p text:style-name="P1"><text:tab/>polygon(top[2][2],146,147,151,150); </text:p>
      <text:p text:style-name="P1"><text:tab/>polygon(6,144,148,151,147); <text:s text:c="3"/>// top right front</text:p>
      <text:p text:style-name="P1"><text:soft-page-break/><text:s text:c="4"/>polygon(right[0][0],145,146,150,149); <text:s text:c="10"/></text:p>
      <text:p text:style-name="P1"><text:tab/>polygon(front[0][2],148,149,150,151);</text:p>
      <text:p text:style-name="P1"><text:tab/>polygon(6,144,145,149,148); </text:p>
      <text:p text:style-name="P1"/>
      <text:p text:style-name="P1"/>
      <text:p text:style-name="P1">}</text:p>
      <text:p text:style-name="P1"/>
      <text:p text:style-name="P1">void colorcube20()</text:p>
      <text:p text:style-name="P1">{</text:p>
      <text:p text:style-name="P1"><text:tab/>polygon(back[1][2],152,155,154,153); </text:p>
      <text:p text:style-name="P1"><text:tab/>polygon(6,154,155,159,158); </text:p>
      <text:p text:style-name="P1"><text:tab/>polygon(left[1][0],152,156,159,155); <text:s text:c="3"/>//center left back</text:p>
      <text:p text:style-name="P1"><text:s text:c="4"/>polygon(6,153,154,158,157); <text:s text:c="10"/></text:p>
      <text:p text:style-name="P1"><text:tab/>polygon(6,156,157,158,159);</text:p>
      <text:p text:style-name="P1"><text:tab/>polygon(6,152,153,157,156); </text:p>
      <text:p text:style-name="P1"/>
      <text:p text:style-name="P1"/>
      <text:p text:style-name="P1">}</text:p>
      <text:p text:style-name="P1"/>
      <text:p text:style-name="P1">void colorcube21()</text:p>
      <text:p text:style-name="P1">{</text:p>
      <text:p text:style-name="P1"><text:tab/>polygon(6,160,163,162,161); </text:p>
      <text:p text:style-name="P1"><text:tab/>polygon(6,162,163,167,166); </text:p>
      <text:p text:style-name="P1"><text:tab/>polygon(left[1][2],160,164,167,163); <text:s text:c="3"/>// center left front</text:p>
      <text:p text:style-name="P1"><text:s text:c="4"/>polygon(6,161,162,166,165); <text:s text:c="10"/></text:p>
      <text:p text:style-name="P1"><text:tab/>polygon(front[1][0],164,165,166,167);</text:p>
      <text:p text:style-name="P1"><text:tab/>polygon(6,160,161,165,164); </text:p>
      <text:p text:style-name="P1"/>
      <text:p text:style-name="P1"/>
      <text:p text:style-name="P1">}</text:p>
      <text:p text:style-name="P1"/>
      <text:p text:style-name="P1"/>
      <text:p text:style-name="P1">void colorcube22()</text:p>
      <text:p text:style-name="P1">{</text:p>
      <text:p text:style-name="P1"><text:tab/>polygon(back[1][0],168,171,170,169); </text:p>
      <text:p text:style-name="P1"><text:tab/>polygon(6,170,171,175,174); </text:p>
      <text:p text:style-name="P1"><text:tab/>polygon(6,168,172,175,171); <text:s text:c="3"/>// center right back</text:p>
      <text:p text:style-name="P1"><text:s text:c="4"/>polygon(right[1][2],169,170,174,173); <text:s text:c="10"/></text:p>
      <text:p text:style-name="P1"><text:tab/>polygon(6,172,173,174,175);</text:p>
      <text:p text:style-name="P1"><text:tab/>polygon(6,168,169,173,172); </text:p>
      <text:p text:style-name="P1"/>
      <text:p text:style-name="P1"/>
      <text:p text:style-name="P1">}</text:p>
      <text:p text:style-name="P1"/>
      <text:p text:style-name="P1"/>
      <text:p text:style-name="P1">void colorcube23()</text:p>
      <text:p text:style-name="P1">{</text:p>
      <text:p text:style-name="P1"><text:tab/>polygon(6,176,179,178,177); </text:p>
      <text:p text:style-name="P1"><text:tab/>polygon(6,178,179,183,182); </text:p>
      <text:p text:style-name="P1"><text:tab/>polygon(6,176,180,183,179); <text:s text:c="3"/>//center right front</text:p>
      <text:p text:style-name="P1"><text:s text:c="4"/>polygon(right[1][0],177,178,182,181); <text:s text:c="10"/></text:p>
      <text:p text:style-name="P1"><text:tab/>polygon(front[1][2],180,181,182,183);</text:p>
      <text:p text:style-name="P1"><text:soft-page-break/><text:tab/>polygon(6,176,177,181,180); </text:p>
      <text:p text:style-name="P1"/>
      <text:p text:style-name="P1"/>
      <text:p text:style-name="P1">}</text:p>
      <text:p text:style-name="P1"/>
      <text:p text:style-name="P1">void colorcube24()</text:p>
      <text:p text:style-name="P1">{</text:p>
      <text:p text:style-name="P1"><text:tab/>polygon(back[2][2],184,187,186,185); </text:p>
      <text:p text:style-name="P1"><text:tab/>polygon(6,186,187,191,190); </text:p>
      <text:p text:style-name="P1"><text:tab/>polygon(left[2][0],184,188,191,187); <text:s text:c="3"/>// bottom left back</text:p>
      <text:p text:style-name="P1"><text:s text:c="4"/>polygon(6,185,186,190,189); <text:s text:c="10"/></text:p>
      <text:p text:style-name="P1"><text:tab/>polygon(6,188,189,190,191);</text:p>
      <text:p text:style-name="P1"><text:tab/>polygon(bottom[2][0],184,185,189,188); </text:p>
      <text:p text:style-name="P1"/>
      <text:p text:style-name="P1"/>
      <text:p text:style-name="P1">}</text:p>
      <text:p text:style-name="P1">void colorcube25()</text:p>
      <text:p text:style-name="P1">{</text:p>
      <text:p text:style-name="P1"><text:tab/>polygon(6,192,195,194,193); </text:p>
      <text:p text:style-name="P1"><text:tab/>polygon(6,194,195,199,198); </text:p>
      <text:p text:style-name="P1"><text:tab/>polygon(left[2][2],192,196,199,195); <text:s text:c="3"/>// bottom left front</text:p>
      <text:p text:style-name="P1"><text:s text:c="4"/>polygon(6,193,194,198,197); <text:s text:c="10"/></text:p>
      <text:p text:style-name="P1"><text:tab/>polygon(front[2][0],196,197,198,199);</text:p>
      <text:p text:style-name="P1"><text:tab/>polygon(bottom[0][0],192,193,197,196); </text:p>
      <text:p text:style-name="P1"/>
      <text:p text:style-name="P1"/>
      <text:p text:style-name="P1">}</text:p>
      <text:p text:style-name="P1"/>
      <text:p text:style-name="P1">void colorcube26()</text:p>
      <text:p text:style-name="P1">{</text:p>
      <text:p text:style-name="P1"><text:tab/>polygon(back[2][0],200,203,202,201); </text:p>
      <text:p text:style-name="P1"><text:tab/>polygon(6,202,203,207,206); </text:p>
      <text:p text:style-name="P1"><text:tab/>polygon(6,200,204,207,203); <text:s text:c="3"/>// bottom right back</text:p>
      <text:p text:style-name="P1"><text:s text:c="4"/>polygon(right[2][2],201,202,206,205); <text:s text:c="10"/></text:p>
      <text:p text:style-name="P1"><text:tab/>polygon(6,204,205,206,207);</text:p>
      <text:p text:style-name="P1"><text:tab/>polygon(bottom[2][2],200,201,205,204); </text:p>
      <text:p text:style-name="P1"/>
      <text:p text:style-name="P1"/>
      <text:p text:style-name="P1">}</text:p>
      <text:p text:style-name="P1"/>
      <text:p text:style-name="P1">void colorcube27()</text:p>
      <text:p text:style-name="P1">{</text:p>
      <text:p text:style-name="P1"><text:tab/>polygon(6,208,211,210,209); </text:p>
      <text:p text:style-name="P1"><text:tab/>polygon(6,210,211,215,214); </text:p>
      <text:p text:style-name="P1"><text:tab/>polygon(6,208,212,215,211); <text:s text:c="3"/>// bottom right front</text:p>
      <text:p text:style-name="P1"><text:s text:c="4"/>polygon(right[2][0],209,210,214,213); <text:s text:c="10"/></text:p>
      <text:p text:style-name="P1"><text:tab/>polygon(front[2][2],212,213,214,215);</text:p>
      <text:p text:style-name="P1"><text:tab/>polygon(bottom[0][2],208,209,213,212); </text:p>
      <text:p text:style-name="P1"/>
      <text:p text:style-name="P1"/>
      <text:p text:style-name="P1">}</text:p>
      <text:p text:style-name="P1"/>
      <text:p text:style-name="P1"><text:soft-page-break/>void speedmeter()</text:p>
      <text:p text:style-name="P1"/>
      <text:p text:style-name="P1">{</text:p>
      <text:p text:style-name="P1"><text:s text:c="4"/>glColor3fv(color[7]);</text:p>
      <text:p text:style-name="P1"><text:tab/>glBegin(GL_POLYGON);</text:p>
      <text:p text:style-name="P1"><text:tab/>glVertex3f(0.0,7.2,0.0);</text:p>
      <text:p text:style-name="P1"><text:tab/>glVertex3f(1.0,7.0,0.0);</text:p>
      <text:p text:style-name="P1"><text:tab/>glVertex3f(1.0,7.5,0.0);</text:p>
      <text:p text:style-name="P1"><text:tab/>glEnd();</text:p>
      <text:p text:style-name="P1"/>
      <text:p text:style-name="P1"/>
      <text:p text:style-name="P1"><text:tab/>glPushMatrix();</text:p>
      <text:p text:style-name="P1"><text:s text:c="4"/>glTranslatef(1.0,0.0,0.0);</text:p>
      <text:p text:style-name="P1"><text:tab/>polygon(speedmetercolor[0],216,217,218,219);</text:p>
      <text:p text:style-name="P1"><text:tab/>glPopMatrix();</text:p>
      <text:p text:style-name="P1"><text:s text:c="4"/></text:p>
      <text:p text:style-name="P1"><text:tab/>glPushMatrix();</text:p>
      <text:p text:style-name="P1"><text:s text:c="4"/>glTranslatef(1.5,0.0,0.0);</text:p>
      <text:p text:style-name="P1"><text:tab/>polygon(speedmetercolor[1],216,217,218,219);</text:p>
      <text:p text:style-name="P1"><text:tab/>glPopMatrix();</text:p>
      <text:p text:style-name="P1"><text:tab/></text:p>
      <text:p text:style-name="P1"><text:tab/>glPushMatrix();</text:p>
      <text:p text:style-name="P1"><text:s text:c="4"/>glTranslatef(2.0,0.0,0.0);</text:p>
      <text:p text:style-name="P1"><text:tab/>polygon(speedmetercolor[2],216,217,218,219);</text:p>
      <text:p text:style-name="P1"><text:tab/>glPopMatrix();</text:p>
      <text:p text:style-name="P1"><text:tab/></text:p>
      <text:p text:style-name="P1"><text:tab/>glPushMatrix();</text:p>
      <text:p text:style-name="P1"><text:s text:c="4"/>glTranslatef(2.5,0.0,0.0);</text:p>
      <text:p text:style-name="P1"><text:tab/>polygon(speedmetercolor[3],216,217,218,219);</text:p>
      <text:p text:style-name="P1"><text:tab/>glPopMatrix();</text:p>
      <text:p text:style-name="P1"><text:tab/></text:p>
      <text:p text:style-name="P1"><text:tab/>glPushMatrix();</text:p>
      <text:p text:style-name="P1"><text:s text:c="4"/>glTranslatef(3.0,0.0,0.0);</text:p>
      <text:p text:style-name="P1"><text:tab/>polygon(speedmetercolor[4],216,217,218,219);</text:p>
      <text:p text:style-name="P1"><text:tab/>glPopMatrix();</text:p>
      <text:p text:style-name="P1"><text:s text:c="4"/></text:p>
      <text:p text:style-name="P1"><text:tab/>glPushMatrix();</text:p>
      <text:p text:style-name="P1"><text:s text:c="4"/>glTranslatef(3.5,0.0,0.0);</text:p>
      <text:p text:style-name="P1"><text:tab/>polygon(speedmetercolor[5],216,217,218,219);</text:p>
      <text:p text:style-name="P1"><text:tab/>glPopMatrix();</text:p>
      <text:p text:style-name="P1"/>
      <text:p text:style-name="P1"><text:tab/><text:tab/>glPushMatrix();</text:p>
      <text:p text:style-name="P1"><text:s text:c="4"/>glTranslatef(4.0,0.0,0.0);</text:p>
      <text:p text:style-name="P1"><text:tab/>polygon(speedmetercolor[6],216,217,218,219);</text:p>
      <text:p text:style-name="P1"><text:tab/>glPopMatrix();</text:p>
      <text:p text:style-name="P1"/>
      <text:p text:style-name="P1"><text:tab/><text:tab/>glPushMatrix();</text:p>
      <text:p text:style-name="P1"><text:s text:c="4"/>glTranslatef(4.5,0.0,0.0);</text:p>
      <text:p text:style-name="P1"><text:tab/>polygon(speedmetercolor[7],216,217,218,219);</text:p>
      <text:p text:style-name="P1"><text:tab/>glPopMatrix();</text:p>
      <text:p text:style-name="P1"/>
      <text:p text:style-name="P1"><text:tab/><text:tab/>glPushMatrix();</text:p>
      <text:p text:style-name="P1"><text:soft-page-break/><text:s text:c="4"/>glTranslatef(5.0,0.0,0.0);</text:p>
      <text:p text:style-name="P1"><text:tab/>polygon(speedmetercolor[8],216,217,218,219);</text:p>
      <text:p text:style-name="P1"><text:tab/>glPopMatrix();</text:p>
      <text:p text:style-name="P1"/>
      <text:p text:style-name="P1"><text:tab/><text:tab/>glPushMatrix();</text:p>
      <text:p text:style-name="P1"><text:s text:c="4"/>glTranslatef(5.5,0.0,0.0);</text:p>
      <text:p text:style-name="P1"><text:tab/>polygon(speedmetercolor[9],216,217,218,219);</text:p>
      <text:p text:style-name="P1"><text:tab/>glPopMatrix();</text:p>
      <text:p text:style-name="P1"/>
      <text:p text:style-name="P1"><text:tab/><text:tab/>glPushMatrix();</text:p>
      <text:p text:style-name="P1"><text:s text:c="4"/>glTranslatef(6.0,0.0,0.0);</text:p>
      <text:p text:style-name="P1"><text:tab/>polygon(speedmetercolor[10],216,217,218,219);</text:p>
      <text:p text:style-name="P1"><text:tab/>glPopMatrix();</text:p>
      <text:p text:style-name="P1"/>
      <text:p text:style-name="P1"><text:tab/><text:tab/>glPushMatrix();</text:p>
      <text:p text:style-name="P1"><text:s text:c="4"/>glTranslatef(6.5,0.0,0.0);</text:p>
      <text:p text:style-name="P1"><text:tab/>polygon(speedmetercolor[11],216,217,218,219);</text:p>
      <text:p text:style-name="P1"><text:tab/>glPopMatrix();</text:p>
      <text:p text:style-name="P1"/>
      <text:p text:style-name="P1"><text:tab/><text:tab/>glPushMatrix();</text:p>
      <text:p text:style-name="P1"><text:s text:c="4"/>glTranslatef(7.0,0.0,0.0);</text:p>
      <text:p text:style-name="P1"><text:tab/>polygon(speedmetercolor[12],216,217,218,219);</text:p>
      <text:p text:style-name="P1"><text:tab/>glPopMatrix();</text:p>
      <text:p text:style-name="P1"/>
      <text:p text:style-name="P1"><text:tab/><text:tab/>glPushMatrix();</text:p>
      <text:p text:style-name="P1"><text:s text:c="4"/>glTranslatef(7.5,0.0,0.0);</text:p>
      <text:p text:style-name="P1"><text:tab/>polygon(speedmetercolor[13],216,217,218,219);</text:p>
      <text:p text:style-name="P1"><text:tab/>glPopMatrix();</text:p>
      <text:p text:style-name="P1"/>
      <text:p text:style-name="P1"><text:tab/><text:tab/>glPushMatrix();</text:p>
      <text:p text:style-name="P1"><text:s text:c="4"/>glTranslatef(8.0,0.0,0.0);</text:p>
      <text:p text:style-name="P1"><text:tab/>polygon(speedmetercolor[14],216,217,218,219);</text:p>
      <text:p text:style-name="P1"><text:tab/>glPopMatrix();</text:p>
      <text:p text:style-name="P1"/>
      <text:p text:style-name="P1"><text:tab/>glColor3fv(color[7]);</text:p>
      <text:p text:style-name="P1"><text:tab/>glBegin(GL_POLYGON);</text:p>
      <text:p text:style-name="P1"><text:tab/>glVertex3f(9.5,7.2,0.0);</text:p>
      <text:p text:style-name="P1"><text:tab/>glVertex3f(8.5,7.0,0.0);</text:p>
      <text:p text:style-name="P1"><text:tab/>glVertex3f(8.5,7.5,0.0);</text:p>
      <text:p text:style-name="P1"><text:tab/>glEnd();</text:p>
      <text:p text:style-name="P1"/>
      <text:p text:style-name="P1">}</text:p>
      <text:p text:style-name="P1"/>
      <text:p text:style-name="P1"/>
      <text:p text:style-name="P1"/>
      <text:p text:style-name="P1"/>
      <text:p text:style-name="P1"/>
      <text:p text:style-name="P1">void display()</text:p>
      <text:p text:style-name="P1"/>
      <text:p text:style-name="P1">{</text:p>
      <text:p text:style-name="P1"/>
      <text:p text:style-name="P1"/>
      <text:p text:style-name="P1"><text:soft-page-break/><text:tab/>glClear(GL_COLOR_BUFFER_BIT | GL_DEPTH_BUFFER_BIT);</text:p>
      <text:p text:style-name="P1"><text:tab/>glLoadIdentity();</text:p>
      <text:p text:style-name="P1"/>
      <text:p text:style-name="P1"><text:tab/>speedmeter();</text:p>
      <text:p text:style-name="P1"/>
      <text:p text:style-name="P1">glColor3fv(color[0]);</text:p>
      <text:p text:style-name="P1"><text:tab/>output(0,8,message);</text:p>
      <text:p text:style-name="P1"/>
      <text:p text:style-name="P1"><text:tab/>glPushMatrix();</text:p>
      <text:p text:style-name="P1"><text:s text:c="4"/>glRotatef(25.0+p,1.0,0.0,0.0);</text:p>
      <text:p text:style-name="P1"><text:s text:c="4"/>glRotatef(-30.0+q,0.0,1.0,0.0);</text:p>
      <text:p text:style-name="P1"><text:s text:c="4"/>glRotatef(0.0+r,0.0,0.0,1.0);<text:tab/></text:p>
      <text:p text:style-name="P1"/>
      <text:p text:style-name="P1"/>
      <text:p text:style-name="P1">if(rotation==0)</text:p>
      <text:p text:style-name="P1">{ </text:p>
      <text:p text:style-name="P1"/>
      <text:p text:style-name="P1">colorcube1();</text:p>
      <text:p text:style-name="P1">colorcube2();</text:p>
      <text:p text:style-name="P1">colorcube3();</text:p>
      <text:p text:style-name="P1">colorcube4();</text:p>
      <text:p text:style-name="P1">colorcube5();</text:p>
      <text:p text:style-name="P1">colorcube6();</text:p>
      <text:p text:style-name="P1">colorcube7();</text:p>
      <text:p text:style-name="P1">colorcube8(); </text:p>
      <text:p text:style-name="P1">colorcube9();</text:p>
      <text:p text:style-name="P1">colorcube10();</text:p>
      <text:p text:style-name="P1">colorcube11();</text:p>
      <text:p text:style-name="P1">colorcube12();</text:p>
      <text:p text:style-name="P1">colorcube13();</text:p>
      <text:p text:style-name="P1">colorcube14();</text:p>
      <text:p text:style-name="P1">colorcube15();</text:p>
      <text:p text:style-name="P1">colorcube16();</text:p>
      <text:p text:style-name="P1">colorcube17();</text:p>
      <text:p text:style-name="P1">colorcube18();</text:p>
      <text:p text:style-name="P1">colorcube19();</text:p>
      <text:p text:style-name="P1">colorcube20();</text:p>
      <text:p text:style-name="P1">colorcube21();</text:p>
      <text:p text:style-name="P1">colorcube22();</text:p>
      <text:p text:style-name="P1">colorcube23();</text:p>
      <text:p text:style-name="P1">colorcube24();</text:p>
      <text:p text:style-name="P1">colorcube25();</text:p>
      <text:p text:style-name="P1">colorcube26();</text:p>
      <text:p text:style-name="P1">colorcube27();</text:p>
      <text:p text:style-name="P1">}</text:p>
      <text:p text:style-name="P1">if(rotation==1)</text:p>
      <text:p text:style-name="P1">{</text:p>
      <text:p text:style-name="P1"/>
      <text:p text:style-name="P1"/>
      <text:p text:style-name="P1">colorcube1();</text:p>
      <text:p text:style-name="P1">colorcube2();</text:p>
      <text:p text:style-name="P1">colorcube3();</text:p>
      <text:p text:style-name="P1"><text:soft-page-break/>colorcube4();</text:p>
      <text:p text:style-name="P1">colorcube6();</text:p>
      <text:p text:style-name="P1">colorcube7();</text:p>
      <text:p text:style-name="P1">colorcube12();</text:p>
      <text:p text:style-name="P1">colorcube13();</text:p>
      <text:p text:style-name="P1">colorcube14();</text:p>
      <text:p text:style-name="P1">colorcube15();</text:p>
      <text:p text:style-name="P1">colorcube20();</text:p>
      <text:p text:style-name="P1">colorcube21();</text:p>
      <text:p text:style-name="P1">colorcube22();</text:p>
      <text:p text:style-name="P1">colorcube23();</text:p>
      <text:p text:style-name="P1">colorcube24();</text:p>
      <text:p text:style-name="P1">colorcube25();</text:p>
      <text:p text:style-name="P1">colorcube26();</text:p>
      <text:p text:style-name="P1">colorcube27();</text:p>
      <text:p text:style-name="P1"/>
      <text:p text:style-name="P1">if(inverse==0)</text:p>
      <text:p text:style-name="P1">{glPushMatrix();</text:p>
      <text:p text:style-name="P1">glColor3fv(color[0]);</text:p>
      <text:p text:style-name="P1"><text:tab/>output(-11,6,"Top");</text:p>
      <text:p text:style-name="P1"><text:tab/>glPopMatrix();</text:p>
      <text:p text:style-name="P1">glRotatef(-theta,0.0,1.0,0.0);</text:p>
      <text:p text:style-name="P1">}</text:p>
      <text:p text:style-name="P1">else</text:p>
      <text:p text:style-name="P1">{glPushMatrix();</text:p>
      <text:p text:style-name="P1">glColor3fv(color[0]);</text:p>
      <text:p text:style-name="P1"><text:tab/>output(-11,6,"TopInverted");</text:p>
      <text:p text:style-name="P1"><text:tab/>glPopMatrix();</text:p>
      <text:p text:style-name="P1">glRotatef(theta,0.0,1.0,0.0);</text:p>
      <text:p text:style-name="P1">}</text:p>
      <text:p text:style-name="P1">colorcube5();</text:p>
      <text:p text:style-name="P1">colorcube8(); </text:p>
      <text:p text:style-name="P1">colorcube9();</text:p>
      <text:p text:style-name="P1">colorcube10();</text:p>
      <text:p text:style-name="P1">colorcube11();</text:p>
      <text:p text:style-name="P1">colorcube16();</text:p>
      <text:p text:style-name="P1">colorcube17();</text:p>
      <text:p text:style-name="P1">colorcube18();</text:p>
      <text:p text:style-name="P1">colorcube19();</text:p>
      <text:p text:style-name="P1"/>
      <text:p text:style-name="P1">}</text:p>
      <text:p text:style-name="P1"/>
      <text:p text:style-name="P1">if(rotation==2)</text:p>
      <text:p text:style-name="P1">{<text:tab/></text:p>
      <text:p text:style-name="P1">colorcube1();</text:p>
      <text:p text:style-name="P1">colorcube2();</text:p>
      <text:p text:style-name="P1">colorcube3();</text:p>
      <text:p text:style-name="P1">colorcube5();</text:p>
      <text:p text:style-name="P1">colorcube6();</text:p>
      <text:p text:style-name="P1">colorcube7();</text:p>
      <text:p text:style-name="P1">colorcube8(); </text:p>
      <text:p text:style-name="P1">colorcube10();</text:p>
      <text:p text:style-name="P1"><text:soft-page-break/>colorcube11();</text:p>
      <text:p text:style-name="P1">colorcube12();</text:p>
      <text:p text:style-name="P1">colorcube14();</text:p>
      <text:p text:style-name="P1">colorcube15();</text:p>
      <text:p text:style-name="P1">colorcube16();</text:p>
      <text:p text:style-name="P1">colorcube17();</text:p>
      <text:p text:style-name="P1">colorcube20();</text:p>
      <text:p text:style-name="P1">colorcube21();</text:p>
      <text:p text:style-name="P1">colorcube24();</text:p>
      <text:p text:style-name="P1">colorcube25();</text:p>
      <text:p text:style-name="P1">if(inverse==0)</text:p>
      <text:p text:style-name="P1">{</text:p>
      <text:p text:style-name="P1">glPushMatrix();</text:p>
      <text:p text:style-name="P1">glColor3fv(color[0]);</text:p>
      <text:p text:style-name="P1"><text:tab/>output(-11,6,"Right");</text:p>
      <text:p text:style-name="P1"><text:tab/>glPopMatrix();</text:p>
      <text:p text:style-name="P1">glRotatef(-theta,1.0,0.0,0.0);</text:p>
      <text:p text:style-name="P1">}</text:p>
      <text:p text:style-name="P1">else</text:p>
      <text:p text:style-name="P1">{</text:p>
      <text:p text:style-name="P1"><text:tab/>glPushMatrix();</text:p>
      <text:p text:style-name="P1">glColor3fv(color[0]);</text:p>
      <text:p text:style-name="P1"><text:tab/>output(-11,6,"RightInverted");</text:p>
      <text:p text:style-name="P1"><text:tab/>glPopMatrix();</text:p>
      <text:p text:style-name="P1">glRotatef(theta,1.0,0.0,0.0);</text:p>
      <text:p text:style-name="P1">}</text:p>
      <text:p text:style-name="P1">colorcube4();</text:p>
      <text:p text:style-name="P1">colorcube9();</text:p>
      <text:p text:style-name="P1">colorcube13();</text:p>
      <text:p text:style-name="P1">colorcube18();</text:p>
      <text:p text:style-name="P1">colorcube19();</text:p>
      <text:p text:style-name="P1">colorcube22();</text:p>
      <text:p text:style-name="P1">colorcube23();</text:p>
      <text:p text:style-name="P1">colorcube26();</text:p>
      <text:p text:style-name="P1">colorcube27();</text:p>
      <text:p text:style-name="P1">}</text:p>
      <text:p text:style-name="P1"/>
      <text:p text:style-name="P1"/>
      <text:p text:style-name="P1"/>
      <text:p text:style-name="P1">if(rotation==3)</text:p>
      <text:p text:style-name="P1">{</text:p>
      <text:p text:style-name="P1">colorcube1();</text:p>
      <text:p text:style-name="P1">colorcube2();</text:p>
      <text:p text:style-name="P1">colorcube3();</text:p>
      <text:p text:style-name="P1">colorcube4();</text:p>
      <text:p text:style-name="P1">colorcube5();</text:p>
      <text:p text:style-name="P1">colorcube7();</text:p>
      <text:p text:style-name="P1">colorcube8(); </text:p>
      <text:p text:style-name="P1">colorcube9();</text:p>
      <text:p text:style-name="P1">colorcube11();</text:p>
      <text:p text:style-name="P1">colorcube12();</text:p>
      <text:p text:style-name="P1">colorcube13();</text:p>
      <text:p text:style-name="P1"><text:soft-page-break/>colorcube15();</text:p>
      <text:p text:style-name="P1">colorcube16();</text:p>
      <text:p text:style-name="P1">colorcube18();</text:p>
      <text:p text:style-name="P1">colorcube20();</text:p>
      <text:p text:style-name="P1">colorcube22();</text:p>
      <text:p text:style-name="P1">colorcube24();</text:p>
      <text:p text:style-name="P1">colorcube26();</text:p>
      <text:p text:style-name="P1">if(inverse==0)</text:p>
      <text:p text:style-name="P1">{</text:p>
      <text:p text:style-name="P1"><text:tab/>glPushMatrix();</text:p>
      <text:p text:style-name="P1">glColor3fv(color[0]);</text:p>
      <text:p text:style-name="P1"><text:tab/>output(-11,6,"Front");</text:p>
      <text:p text:style-name="P1"><text:tab/>glPopMatrix();</text:p>
      <text:p text:style-name="P1">glRotatef(-theta,0.0,0.0,1.0);</text:p>
      <text:p text:style-name="P1">}</text:p>
      <text:p text:style-name="P1"/>
      <text:p text:style-name="P1">else</text:p>
      <text:p text:style-name="P1">{</text:p>
      <text:p text:style-name="P1"><text:tab/>glPushMatrix();</text:p>
      <text:p text:style-name="P1">glColor3fv(color[0]);</text:p>
      <text:p text:style-name="P1"><text:tab/>output(-11,6,"FrontInverted");</text:p>
      <text:p text:style-name="P1"><text:tab/>glPopMatrix();</text:p>
      <text:p text:style-name="P1">glRotatef(theta,0.0,0.0,1.0);</text:p>
      <text:p text:style-name="P1">}</text:p>
      <text:p text:style-name="P1"/>
      <text:p text:style-name="P1">colorcube6();</text:p>
      <text:p text:style-name="P1">colorcube10();</text:p>
      <text:p text:style-name="P1">colorcube14();</text:p>
      <text:p text:style-name="P1">colorcube17();</text:p>
      <text:p text:style-name="P1">colorcube19();</text:p>
      <text:p text:style-name="P1">colorcube21();</text:p>
      <text:p text:style-name="P1">colorcube23();</text:p>
      <text:p text:style-name="P1">colorcube25();</text:p>
      <text:p text:style-name="P1">colorcube27();</text:p>
      <text:p text:style-name="P1">}</text:p>
      <text:p text:style-name="P1"/>
      <text:p text:style-name="P1">if(rotation==4)</text:p>
      <text:p text:style-name="P1">{ </text:p>
      <text:p text:style-name="P1">colorcube1();</text:p>
      <text:p text:style-name="P1">colorcube2();</text:p>
      <text:p text:style-name="P1">colorcube4();</text:p>
      <text:p text:style-name="P1">colorcube5();</text:p>
      <text:p text:style-name="P1">colorcube6();</text:p>
      <text:p text:style-name="P1">colorcube7();</text:p>
      <text:p text:style-name="P1">colorcube9();</text:p>
      <text:p text:style-name="P1">colorcube10();</text:p>
      <text:p text:style-name="P1">colorcube11();</text:p>
      <text:p text:style-name="P1">colorcube13();</text:p>
      <text:p text:style-name="P1">colorcube14();</text:p>
      <text:p text:style-name="P1">colorcube15();</text:p>
      <text:p text:style-name="P1">colorcube18();</text:p>
      <text:p text:style-name="P1">colorcube19();</text:p>
      <text:p text:style-name="P1"><text:soft-page-break/>colorcube22();</text:p>
      <text:p text:style-name="P1">colorcube23();</text:p>
      <text:p text:style-name="P1">colorcube26();</text:p>
      <text:p text:style-name="P1">colorcube27();</text:p>
      <text:p text:style-name="P1">if(inverse==0)</text:p>
      <text:p text:style-name="P1">{glPushMatrix();</text:p>
      <text:p text:style-name="P1">glColor3fv(color[0]);</text:p>
      <text:p text:style-name="P1"><text:tab/>output(-11,6,"Left");</text:p>
      <text:p text:style-name="P1"><text:tab/>glPopMatrix();</text:p>
      <text:p text:style-name="P1">glRotatef(theta,1.0,0.0,0.0);</text:p>
      <text:p text:style-name="P1">}</text:p>
      <text:p text:style-name="P1">else</text:p>
      <text:p text:style-name="P1">{glPushMatrix();</text:p>
      <text:p text:style-name="P1">glColor3fv(color[0]);</text:p>
      <text:p text:style-name="P1"><text:tab/>output(-11,6,"LeftInverted");</text:p>
      <text:p text:style-name="P1"><text:s text:c="5"/>glPopMatrix();</text:p>
      <text:p text:style-name="P1"><text:tab/>glRotatef(-theta,1.0,0.0,0.0);</text:p>
      <text:p text:style-name="P1">}</text:p>
      <text:p text:style-name="P1">colorcube3();</text:p>
      <text:p text:style-name="P1">colorcube8(); </text:p>
      <text:p text:style-name="P1">colorcube12();</text:p>
      <text:p text:style-name="P1">colorcube16();</text:p>
      <text:p text:style-name="P1">colorcube17();</text:p>
      <text:p text:style-name="P1">colorcube20();</text:p>
      <text:p text:style-name="P1">colorcube21();</text:p>
      <text:p text:style-name="P1">colorcube24();</text:p>
      <text:p text:style-name="P1">colorcube25();</text:p>
      <text:p text:style-name="P1">}</text:p>
      <text:p text:style-name="P1"/>
      <text:p text:style-name="P1"/>
      <text:p text:style-name="P1">if(rotation==5)</text:p>
      <text:p text:style-name="P1">{ </text:p>
      <text:p text:style-name="P1">colorcube1();</text:p>
      <text:p text:style-name="P1">colorcube2();</text:p>
      <text:p text:style-name="P1">colorcube3();</text:p>
      <text:p text:style-name="P1">colorcube4();</text:p>
      <text:p text:style-name="P1">colorcube5();</text:p>
      <text:p text:style-name="P1">colorcube6();</text:p>
      <text:p text:style-name="P1">colorcube8(); </text:p>
      <text:p text:style-name="P1">colorcube9();</text:p>
      <text:p text:style-name="P1">colorcube10();</text:p>
      <text:p text:style-name="P1">colorcube12();</text:p>
      <text:p text:style-name="P1">colorcube13();</text:p>
      <text:p text:style-name="P1">colorcube14();</text:p>
      <text:p text:style-name="P1">colorcube17();</text:p>
      <text:p text:style-name="P1">colorcube19();</text:p>
      <text:p text:style-name="P1">colorcube21();</text:p>
      <text:p text:style-name="P1">colorcube23();</text:p>
      <text:p text:style-name="P1">colorcube25();</text:p>
      <text:p text:style-name="P1">colorcube27();</text:p>
      <text:p text:style-name="P1">if(inverse==0)</text:p>
      <text:p text:style-name="P1">{glPushMatrix();</text:p>
      <text:p text:style-name="P1"><text:soft-page-break/>glColor3fv(color[0]);</text:p>
      <text:p text:style-name="P1"><text:tab/>output(-11,6,"Back");</text:p>
      <text:p text:style-name="P1"><text:tab/>glPopMatrix();</text:p>
      <text:p text:style-name="P1">glRotatef(theta,0.0,0.0,1.0);</text:p>
      <text:p text:style-name="P1"/>
      <text:p text:style-name="P1">}</text:p>
      <text:p text:style-name="P1">else</text:p>
      <text:p text:style-name="P1">{</text:p>
      <text:p text:style-name="P1"><text:tab/>glPushMatrix();</text:p>
      <text:p text:style-name="P1">glColor3fv(color[0]);</text:p>
      <text:p text:style-name="P1"><text:tab/>output(-11,6,"BackInverted");</text:p>
      <text:p text:style-name="P1"><text:tab/>glPopMatrix();</text:p>
      <text:p text:style-name="P1"><text:tab/>glRotatef(-theta,0.0,0.0,1.0);</text:p>
      <text:p text:style-name="P1">}</text:p>
      <text:p text:style-name="P1">colorcube7();</text:p>
      <text:p text:style-name="P1">colorcube11();</text:p>
      <text:p text:style-name="P1">colorcube15();</text:p>
      <text:p text:style-name="P1">colorcube16();</text:p>
      <text:p text:style-name="P1">colorcube18();</text:p>
      <text:p text:style-name="P1">colorcube20();</text:p>
      <text:p text:style-name="P1">colorcube22();</text:p>
      <text:p text:style-name="P1">colorcube24();</text:p>
      <text:p text:style-name="P1">colorcube26();</text:p>
      <text:p text:style-name="P1">}</text:p>
      <text:p text:style-name="P1"/>
      <text:p text:style-name="P1">if(rotation==6)</text:p>
      <text:p text:style-name="P1">{ </text:p>
      <text:p text:style-name="P1">colorcube1();</text:p>
      <text:p text:style-name="P1">colorcube3();</text:p>
      <text:p text:style-name="P1">colorcube4();</text:p>
      <text:p text:style-name="P1">colorcube5();</text:p>
      <text:p text:style-name="P1">colorcube6();</text:p>
      <text:p text:style-name="P1">colorcube7();</text:p>
      <text:p text:style-name="P1">colorcube8(); </text:p>
      <text:p text:style-name="P1">colorcube9();</text:p>
      <text:p text:style-name="P1">colorcube10();</text:p>
      <text:p text:style-name="P1">colorcube11();</text:p>
      <text:p text:style-name="P1">colorcube16();</text:p>
      <text:p text:style-name="P1">colorcube17();</text:p>
      <text:p text:style-name="P1">colorcube18();</text:p>
      <text:p text:style-name="P1">colorcube19();</text:p>
      <text:p text:style-name="P1">colorcube20();</text:p>
      <text:p text:style-name="P1">colorcube21();</text:p>
      <text:p text:style-name="P1">colorcube22();</text:p>
      <text:p text:style-name="P1">colorcube23();</text:p>
      <text:p text:style-name="P1"/>
      <text:p text:style-name="P1">if(inverse==0)</text:p>
      <text:p text:style-name="P1">{glPushMatrix();</text:p>
      <text:p text:style-name="P1">glColor3fv(color[0]);</text:p>
      <text:p text:style-name="P1"><text:tab/>output(-11,6,"Bottom");</text:p>
      <text:p text:style-name="P1"><text:tab/>glPopMatrix();</text:p>
      <text:p text:style-name="P1"><text:tab/>glRotatef(theta,0.0,1.0,0.0);</text:p>
      <text:p text:style-name="P1"><text:soft-page-break/>}</text:p>
      <text:p text:style-name="P1">else</text:p>
      <text:p text:style-name="P1">{glPushMatrix();</text:p>
      <text:p text:style-name="P1">glColor3fv(color[0]);</text:p>
      <text:p text:style-name="P1"><text:tab/>output(-11,6,"BottomInverted");</text:p>
      <text:p text:style-name="P1"><text:tab/>glPopMatrix();</text:p>
      <text:p text:style-name="P1"/>
      <text:p text:style-name="P1">glRotatef(-theta,0.0,1.0,0.0);</text:p>
      <text:p text:style-name="P1">}</text:p>
      <text:p text:style-name="P1">colorcube2();</text:p>
      <text:p text:style-name="P1">colorcube12();</text:p>
      <text:p text:style-name="P1">colorcube13();</text:p>
      <text:p text:style-name="P1">colorcube14();</text:p>
      <text:p text:style-name="P1">colorcube15();</text:p>
      <text:p text:style-name="P1">colorcube24();</text:p>
      <text:p text:style-name="P1">colorcube25();</text:p>
      <text:p text:style-name="P1">colorcube26();</text:p>
      <text:p text:style-name="P1">colorcube27();</text:p>
      <text:p text:style-name="P1"/>
      <text:p text:style-name="P1">}</text:p>
      <text:p text:style-name="P1">glPopMatrix();</text:p>
      <text:p text:style-name="P1"/>
      <text:p text:style-name="P1"/>
      <text:p text:style-name="P1">/*glPushMatrix();</text:p>
      <text:p text:style-name="P1">glTranslatef(-.5,-4,0);</text:p>
      <text:p text:style-name="P1">glScalef(speed/4.5,1.0,1.0);</text:p>
      <text:p text:style-name="P1">glTranslatef(0.5,4,0);</text:p>
      <text:p text:style-name="P1">polygon(5,216,217,218,219);</text:p>
      <text:p text:style-name="P1"/>
      <text:p text:style-name="P1">glPopMatrix();</text:p>
      <text:p text:style-name="P1">*/</text:p>
      <text:p text:style-name="P1"/>
      <text:p text:style-name="P1"><text:tab/>glFlush();</text:p>
      <text:p text:style-name="P1"><text:tab/>glutSwapBuffers();</text:p>
      <text:p text:style-name="P1"/>
      <text:p text:style-name="P1">}</text:p>
      <text:p text:style-name="P1"/>
      <text:p text:style-name="P1"/>
      <text:p text:style-name="P1">void transpose(char a)</text:p>
      <text:p text:style-name="P1">{ </text:p>
      <text:p text:style-name="P1"/>
      <text:p text:style-name="P1"><text:s/>if(a=='r')</text:p>
      <text:p text:style-name="P1"><text:tab/>{</text:p>
      <text:p text:style-name="P1"><text:tab/>int temp;</text:p>
      <text:p text:style-name="P1"><text:tab/>temp=right[0][0];</text:p>
      <text:p text:style-name="P1"><text:tab/>right[0][0]=right[2][0];</text:p>
      <text:p text:style-name="P1"><text:tab/>right[2][0]=right[2][2];</text:p>
      <text:p text:style-name="P1"><text:tab/>right[2][2]=right[0][2];</text:p>
      <text:p text:style-name="P1"><text:tab/>right[0][2]=temp;</text:p>
      <text:p text:style-name="P1"><text:tab/>temp=right[1][0];</text:p>
      <text:p text:style-name="P1"><text:s text:c="4"/>right[1][0]=right[2][1];</text:p>
      <text:p text:style-name="P1"><text:tab/>right[2][1]=right[1][2];</text:p>
      <text:p text:style-name="P1"><text:soft-page-break/><text:tab/>right[1][2]=right[0][1];</text:p>
      <text:p text:style-name="P1"><text:tab/>right[0][1]=temp;</text:p>
      <text:p text:style-name="P1"><text:s/>}</text:p>
      <text:p text:style-name="P1"><text:tab/>if(a=='t')</text:p>
      <text:p text:style-name="P1"><text:tab/>{</text:p>
      <text:p text:style-name="P1"><text:tab/>int temp;</text:p>
      <text:p text:style-name="P1"><text:tab/>temp=top[0][0];</text:p>
      <text:p text:style-name="P1"><text:tab/>top[0][0]=top[2][0];</text:p>
      <text:p text:style-name="P1"><text:tab/>top[2][0]=top[2][2];</text:p>
      <text:p text:style-name="P1"><text:tab/>top[2][2]=top[0][2];</text:p>
      <text:p text:style-name="P1"><text:tab/>top[0][2]=temp;</text:p>
      <text:p text:style-name="P1"><text:tab/>temp=top[1][0];</text:p>
      <text:p text:style-name="P1"><text:s text:c="4"/>top[1][0]=top[2][1];</text:p>
      <text:p text:style-name="P1"><text:tab/>top[2][1]=top[1][2];</text:p>
      <text:p text:style-name="P1"><text:tab/>top[1][2]=top[0][1];</text:p>
      <text:p text:style-name="P1"><text:tab/>top[0][1]=temp;</text:p>
      <text:p text:style-name="P1">}</text:p>
      <text:p text:style-name="P1"><text:tab/><text:tab/>if(a=='f')</text:p>
      <text:p text:style-name="P1"><text:tab/>{</text:p>
      <text:p text:style-name="P1"><text:tab/>int temp;</text:p>
      <text:p text:style-name="P1"><text:tab/>temp=front[0][0];</text:p>
      <text:p text:style-name="P1"><text:tab/>front[0][0]=front[2][0];</text:p>
      <text:p text:style-name="P1"><text:tab/>front[2][0]=front[2][2];</text:p>
      <text:p text:style-name="P1"><text:tab/>front[2][2]=front[0][2];</text:p>
      <text:p text:style-name="P1"><text:tab/>front[0][2]=temp;</text:p>
      <text:p text:style-name="P1"><text:tab/>temp=front[1][0];</text:p>
      <text:p text:style-name="P1"><text:s text:c="4"/>front[1][0]=front[2][1];</text:p>
      <text:p text:style-name="P1"><text:tab/>front[2][1]=front[1][2];</text:p>
      <text:p text:style-name="P1"><text:tab/>front[1][2]=front[0][1];</text:p>
      <text:p text:style-name="P1"><text:tab/>front[0][1]=temp;</text:p>
      <text:p text:style-name="P1"><text:tab/>}</text:p>
      <text:p text:style-name="P1"><text:tab/>if(a=='l')</text:p>
      <text:p text:style-name="P1"><text:tab/>{</text:p>
      <text:p text:style-name="P1"><text:tab/>int temp;</text:p>
      <text:p text:style-name="P1"><text:tab/>temp=left[0][0];</text:p>
      <text:p text:style-name="P1"><text:tab/>left[0][0]=left[2][0];</text:p>
      <text:p text:style-name="P1"><text:tab/>left[2][0]=left[2][2];</text:p>
      <text:p text:style-name="P1"><text:tab/>left[2][2]=left[0][2];</text:p>
      <text:p text:style-name="P1"><text:tab/>left[0][2]=temp;</text:p>
      <text:p text:style-name="P1"><text:tab/>temp=left[1][0];</text:p>
      <text:p text:style-name="P1"><text:s text:c="4"/>left[1][0]=left[2][1];</text:p>
      <text:p text:style-name="P1"><text:tab/>left[2][1]=left[1][2];</text:p>
      <text:p text:style-name="P1"><text:tab/>left[1][2]=left[0][1];</text:p>
      <text:p text:style-name="P1"><text:tab/>left[0][1]=temp;</text:p>
      <text:p text:style-name="P1"><text:tab/>}</text:p>
      <text:p text:style-name="P1"><text:tab/>if(a=='k')</text:p>
      <text:p text:style-name="P1"><text:tab/>{</text:p>
      <text:p text:style-name="P1"><text:tab/>int temp;</text:p>
      <text:p text:style-name="P1"><text:tab/>temp=back[0][0];</text:p>
      <text:p text:style-name="P1"><text:tab/>back[0][0]=back[2][0];</text:p>
      <text:p text:style-name="P1"><text:tab/>back[2][0]=back[2][2];</text:p>
      <text:p text:style-name="P1"><text:tab/>back[2][2]=back[0][2];</text:p>
      <text:p text:style-name="P1"><text:soft-page-break/><text:tab/>back[0][2]=temp;</text:p>
      <text:p text:style-name="P1"><text:tab/>temp=back[1][0];</text:p>
      <text:p text:style-name="P1"><text:s text:c="4"/>back[1][0]=back[2][1];</text:p>
      <text:p text:style-name="P1"><text:tab/>back[2][1]=back[1][2];</text:p>
      <text:p text:style-name="P1"><text:tab/>back[1][2]=back[0][1];</text:p>
      <text:p text:style-name="P1"><text:tab/>back[0][1]=temp;</text:p>
      <text:p text:style-name="P1"><text:tab/>}</text:p>
      <text:p text:style-name="P1"/>
      <text:p text:style-name="P1"><text:tab/><text:tab/>if(a=='b')</text:p>
      <text:p text:style-name="P1"><text:tab/>{</text:p>
      <text:p text:style-name="P1"><text:tab/>int temp;</text:p>
      <text:p text:style-name="P1"><text:tab/>temp=bottom[0][0];</text:p>
      <text:p text:style-name="P1"><text:tab/>bottom[0][0]=bottom[2][0];</text:p>
      <text:p text:style-name="P1"><text:tab/>bottom[2][0]=bottom[2][2];</text:p>
      <text:p text:style-name="P1"><text:tab/>bottom[2][2]=bottom[0][2];</text:p>
      <text:p text:style-name="P1"><text:tab/>bottom[0][2]=temp;</text:p>
      <text:p text:style-name="P1"><text:tab/>temp=bottom[1][0];</text:p>
      <text:p text:style-name="P1"><text:s text:c="4"/>bottom[1][0]=bottom[2][1];</text:p>
      <text:p text:style-name="P1"><text:tab/>bottom[2][1]=bottom[1][2];</text:p>
      <text:p text:style-name="P1"><text:tab/>bottom[1][2]=bottom[0][1];</text:p>
      <text:p text:style-name="P1"><text:tab/>bottom[0][1]=temp;</text:p>
      <text:p text:style-name="P1"><text:tab/>}</text:p>
      <text:p text:style-name="P1">}</text:p>
      <text:p text:style-name="P1"/>
      <text:p text:style-name="P1"><text:tab/></text:p>
      <text:p text:style-name="P1">void topc()</text:p>
      <text:p text:style-name="P1">{</text:p>
      <text:p text:style-name="P1"><text:tab/>transpose('t');</text:p>
      <text:p text:style-name="P1">int temp1=front[0][0];</text:p>
      <text:p text:style-name="P1">int temp2=front[0][1];</text:p>
      <text:p text:style-name="P1">int temp3=front[0][2];</text:p>
      <text:p text:style-name="P1"/>
      <text:p text:style-name="P1">front[0][0]=right[0][0];</text:p>
      <text:p text:style-name="P1">front[0][1]=right[0][1];</text:p>
      <text:p text:style-name="P1">front[0][2]=right[0][2];</text:p>
      <text:p text:style-name="P1"/>
      <text:p text:style-name="P1">right[0][0]=back[0][0];</text:p>
      <text:p text:style-name="P1">right[0][1]=back[0][1];</text:p>
      <text:p text:style-name="P1">right[0][2]=back[0][2];</text:p>
      <text:p text:style-name="P1"/>
      <text:p text:style-name="P1">back[0][0]=left[0][0];</text:p>
      <text:p text:style-name="P1">back[0][1]=left[0][1];</text:p>
      <text:p text:style-name="P1">back[0][2]=left[0][2];</text:p>
      <text:p text:style-name="P1"/>
      <text:p text:style-name="P1">left[0][0]=temp1;</text:p>
      <text:p text:style-name="P1">left[0][1]=temp2;</text:p>
      <text:p text:style-name="P1">left[0][2]=temp3;</text:p>
      <text:p text:style-name="P1"/>
      <text:p text:style-name="P1">}</text:p>
      <text:p text:style-name="P1"/>
      <text:p text:style-name="P1">void frontc()</text:p>
      <text:p text:style-name="P1">{</text:p>
      <text:p text:style-name="P1"><text:soft-page-break/>transpose('f');</text:p>
      <text:p text:style-name="P1">int temp1=left[0][2];</text:p>
      <text:p text:style-name="P1">int temp2=left[1][2];</text:p>
      <text:p text:style-name="P1">int temp3=left[2][2];</text:p>
      <text:p text:style-name="P1"/>
      <text:p text:style-name="P1">left[0][2]=bottom[0][0];</text:p>
      <text:p text:style-name="P1">left[1][2]=bottom[0][1];</text:p>
      <text:p text:style-name="P1">left[2][2]=bottom[0][2];</text:p>
      <text:p text:style-name="P1"/>
      <text:p text:style-name="P1">bottom[0][0]=right[2][0];</text:p>
      <text:p text:style-name="P1">bottom[0][1]=right[1][0];</text:p>
      <text:p text:style-name="P1">bottom[0][2]=right[0][0];</text:p>
      <text:p text:style-name="P1"/>
      <text:p text:style-name="P1">right[2][0]=top[2][2];</text:p>
      <text:p text:style-name="P1">right[1][0]=top[2][1];</text:p>
      <text:p text:style-name="P1">right[0][0]=top[2][0];</text:p>
      <text:p text:style-name="P1"/>
      <text:p text:style-name="P1">top[2][2]=temp1;</text:p>
      <text:p text:style-name="P1">top[2][1]=temp2;</text:p>
      <text:p text:style-name="P1">top[2][0]=temp3;</text:p>
      <text:p text:style-name="P1">}</text:p>
      <text:p text:style-name="P1"/>
      <text:p text:style-name="P1">void rightc()</text:p>
      <text:p text:style-name="P1">{</text:p>
      <text:p text:style-name="P1"><text:tab/>transpose('r');</text:p>
      <text:p text:style-name="P1"><text:tab/>int temp1=top[0][2];</text:p>
      <text:p text:style-name="P1"><text:s text:c="4"/>int temp2=top[1][2];</text:p>
      <text:p text:style-name="P1"><text:tab/>int temp3=top[2][2];</text:p>
      <text:p text:style-name="P1"/>
      <text:p text:style-name="P1"><text:tab/>top[0][2]=front[0][2];</text:p>
      <text:p text:style-name="P1"><text:tab/>top[1][2]=front[1][2];</text:p>
      <text:p text:style-name="P1"><text:tab/>top[2][2]=front[2][2];</text:p>
      <text:p text:style-name="P1"/>
      <text:p text:style-name="P1"><text:tab/>front[0][2]=bottom[0][2];</text:p>
      <text:p text:style-name="P1"><text:tab/>front[1][2]=bottom[1][2];</text:p>
      <text:p text:style-name="P1"><text:tab/>front[2][2]=bottom[2][2];</text:p>
      <text:p text:style-name="P1"/>
      <text:p text:style-name="P1"/>
      <text:p text:style-name="P1"><text:tab/>bottom[0][2]=back[2][0];</text:p>
      <text:p text:style-name="P1"><text:tab/>bottom[1][2]=back[1][0];</text:p>
      <text:p text:style-name="P1"><text:tab/>bottom[2][2]=back[0][0];</text:p>
      <text:p text:style-name="P1"/>
      <text:p text:style-name="P1"><text:tab/>back[2][0]=temp1;</text:p>
      <text:p text:style-name="P1"><text:tab/>back[1][0]=temp2;</text:p>
      <text:p text:style-name="P1"><text:tab/>back[0][0]=temp3;</text:p>
      <text:p text:style-name="P1"/>
      <text:p text:style-name="P1">}</text:p>
      <text:p text:style-name="P1"/>
      <text:p text:style-name="P1">void leftc()</text:p>
      <text:p text:style-name="P1">{</text:p>
      <text:p text:style-name="P1">transpose('l');</text:p>
      <text:p text:style-name="P1"><text:tab/>int temp1=front[0][0];</text:p>
      <text:p text:style-name="P1"><text:soft-page-break/><text:tab/>int temp2=front[1][0];</text:p>
      <text:p text:style-name="P1"><text:tab/>int temp3=front[2][0];</text:p>
      <text:p text:style-name="P1"/>
      <text:p text:style-name="P1"><text:tab/>front[0][0]=top[0][0];</text:p>
      <text:p text:style-name="P1"><text:tab/>front[1][0]=top[1][0];</text:p>
      <text:p text:style-name="P1"><text:tab/>front[2][0]=top[2][0];</text:p>
      <text:p text:style-name="P1"/>
      <text:p text:style-name="P1"><text:tab/>top[0][0]=back[2][2];</text:p>
      <text:p text:style-name="P1"><text:tab/>top[1][0]=back[1][2];</text:p>
      <text:p text:style-name="P1"><text:tab/>top[2][0]=back[0][2];</text:p>
      <text:p text:style-name="P1"/>
      <text:p text:style-name="P1"><text:tab/>back[2][2]=bottom[0][0];</text:p>
      <text:p text:style-name="P1"><text:tab/>back[1][2]=bottom[1][0];</text:p>
      <text:p text:style-name="P1"><text:tab/>back[0][2]=bottom[2][0];</text:p>
      <text:p text:style-name="P1"/>
      <text:p text:style-name="P1"/>
      <text:p text:style-name="P1"><text:tab/>bottom[0][0]=temp1;</text:p>
      <text:p text:style-name="P1"><text:tab/>bottom[1][0]=temp2;</text:p>
      <text:p text:style-name="P1"><text:tab/>bottom[2][0]=temp3;<text:tab/></text:p>
      <text:p text:style-name="P1">}</text:p>
      <text:p text:style-name="P1"/>
      <text:p text:style-name="P1">void backc()</text:p>
      <text:p text:style-name="P1">{</text:p>
      <text:p text:style-name="P1"><text:tab/>transpose('k');</text:p>
      <text:p text:style-name="P1"><text:tab/>int temp1=top[0][0];</text:p>
      <text:p text:style-name="P1"><text:tab/>int temp2=top[0][1];</text:p>
      <text:p text:style-name="P1"><text:tab/>int temp3=top[0][2];</text:p>
      <text:p text:style-name="P1"/>
      <text:p text:style-name="P1"><text:tab/>top[0][0]=right[0][2];</text:p>
      <text:p text:style-name="P1"><text:tab/>top[0][1]=right[1][2];</text:p>
      <text:p text:style-name="P1"><text:tab/>top[0][2]=right[2][2];</text:p>
      <text:p text:style-name="P1"/>
      <text:p text:style-name="P1"><text:tab/>right[0][2]=bottom[2][2];</text:p>
      <text:p text:style-name="P1"><text:tab/>right[1][2]=bottom[2][1];</text:p>
      <text:p text:style-name="P1"><text:tab/>right[2][2]=bottom[2][0];</text:p>
      <text:p text:style-name="P1"/>
      <text:p text:style-name="P1"><text:tab/>bottom[2][2]=left[2][0];</text:p>
      <text:p text:style-name="P1"><text:tab/>bottom[2][1]=left[1][0];</text:p>
      <text:p text:style-name="P1"><text:tab/>bottom[2][0]=left[0][0];</text:p>
      <text:p text:style-name="P1"/>
      <text:p text:style-name="P1"><text:tab/>left[2][0]=temp1;</text:p>
      <text:p text:style-name="P1"><text:tab/>left[1][0]=temp2;</text:p>
      <text:p text:style-name="P1"><text:tab/>left[0][0]=temp3;</text:p>
      <text:p text:style-name="P1">}</text:p>
      <text:p text:style-name="P1"/>
      <text:p text:style-name="P1"/>
      <text:p text:style-name="P1">void bottomc()</text:p>
      <text:p text:style-name="P1">{</text:p>
      <text:p text:style-name="P1"><text:tab/>transpose('b');</text:p>
      <text:p text:style-name="P1"><text:tab/>int temp1=front[2][0];</text:p>
      <text:p text:style-name="P1"><text:tab/>int temp2=front[2][1];</text:p>
      <text:p text:style-name="P1"><text:tab/>int temp3=front[2][2];</text:p>
      <text:p text:style-name="P1"><text:soft-page-break/></text:p>
      <text:p text:style-name="P1"><text:tab/>front[2][0]=left[2][0];</text:p>
      <text:p text:style-name="P1"><text:tab/>front[2][1]=left[2][1];</text:p>
      <text:p text:style-name="P1"><text:tab/>front[2][2]=left[2][2];</text:p>
      <text:p text:style-name="P1"/>
      <text:p text:style-name="P1"><text:tab/>left[2][0]=back[2][0];</text:p>
      <text:p text:style-name="P1"><text:tab/>left[2][1]=back[2][1];</text:p>
      <text:p text:style-name="P1"><text:tab/>left[2][2]=back[2][2];</text:p>
      <text:p text:style-name="P1"/>
      <text:p text:style-name="P1"><text:tab/>back[2][0]=right[2][0];</text:p>
      <text:p text:style-name="P1"><text:tab/>back[2][1]=right[2][1];</text:p>
      <text:p text:style-name="P1"><text:tab/>back[2][2]=right[2][2];</text:p>
      <text:p text:style-name="P1"/>
      <text:p text:style-name="P1"><text:tab/>right[2][0]=temp1;</text:p>
      <text:p text:style-name="P1"><text:tab/>right[2][1]=temp2;</text:p>
      <text:p text:style-name="P1"><text:tab/>right[2][2]=temp3;</text:p>
      <text:p text:style-name="P1"/>
      <text:p text:style-name="P1">}</text:p>
      <text:p text:style-name="P1"/>
      <text:p text:style-name="P1"/>
      <text:p text:style-name="P1">void spincube()</text:p>
      <text:p text:style-name="P1"/>
      <text:p text:style-name="P1">{ <text:s text:c="2"/>theta+=0.5+speed;</text:p>
      <text:p text:style-name="P1"><text:tab/> if(theta==360.0)</text:p>
      <text:p text:style-name="P1"><text:tab/>theta-=360.0;</text:p>
      <text:p text:style-name="P1"><text:tab/>if(theta&gt;=90.0)</text:p>
      <text:p text:style-name="P1"><text:tab/>{</text:p>
      <text:p text:style-name="P1"><text:tab/><text:tab/>rotationcomplete=1;</text:p>
      <text:p text:style-name="P1"><text:tab/>glutIdleFunc(NULL);</text:p>
      <text:p text:style-name="P1"/>
      <text:p text:style-name="P1">if(rotation==1&amp;&amp;inverse==0)</text:p>
      <text:p text:style-name="P1"><text:tab/>{</text:p>
      <text:p text:style-name="P1"><text:tab/>topc();</text:p>
      <text:p text:style-name="P1">}</text:p>
      <text:p text:style-name="P1">if(rotation==1&amp;&amp;inverse==1)</text:p>
      <text:p text:style-name="P1"><text:tab/>{</text:p>
      <text:p text:style-name="P1"><text:tab/>topc();</text:p>
      <text:p text:style-name="P1"><text:tab/>topc();</text:p>
      <text:p text:style-name="P1"><text:tab/>topc();</text:p>
      <text:p text:style-name="P1">}</text:p>
      <text:p text:style-name="P1"/>
      <text:p text:style-name="P1">if(rotation==2&amp;&amp;inverse==0)</text:p>
      <text:p text:style-name="P1"><text:tab/>{</text:p>
      <text:p text:style-name="P1"><text:s text:c="3"/>rightc();</text:p>
      <text:p text:style-name="P1"><text:tab/></text:p>
      <text:p text:style-name="P1"><text:s text:c="3"/>}</text:p>
      <text:p text:style-name="P1">if(rotation==2&amp;&amp;inverse==1)</text:p>
      <text:p text:style-name="P1"><text:tab/>{</text:p>
      <text:p text:style-name="P1">rightc();</text:p>
      <text:p text:style-name="P1">rightc();</text:p>
      <text:p text:style-name="P1">rightc();</text:p>
      <text:p text:style-name="P1"><text:tab/></text:p>
      <text:p text:style-name="P1"><text:soft-page-break/>}</text:p>
      <text:p text:style-name="P1">if(rotation==3&amp;&amp;inverse==0)</text:p>
      <text:p text:style-name="P1"><text:tab/>{</text:p>
      <text:p text:style-name="P1"><text:tab/>frontc();</text:p>
      <text:p text:style-name="P1">}</text:p>
      <text:p text:style-name="P1">if(rotation==3&amp;&amp;inverse==1)</text:p>
      <text:p text:style-name="P1"><text:tab/>{</text:p>
      <text:p text:style-name="P1"><text:tab/>frontc();</text:p>
      <text:p text:style-name="P1"><text:tab/>frontc();</text:p>
      <text:p text:style-name="P1"><text:tab/>frontc();</text:p>
      <text:p text:style-name="P1">}</text:p>
      <text:p text:style-name="P1">if(rotation==4&amp;&amp;inverse==0)</text:p>
      <text:p text:style-name="P1">{</text:p>
      <text:p text:style-name="P1"><text:tab/>leftc();</text:p>
      <text:p text:style-name="P1">}</text:p>
      <text:p text:style-name="P1">if(rotation==4&amp;&amp;inverse==1)</text:p>
      <text:p text:style-name="P1">{</text:p>
      <text:p text:style-name="P1"><text:tab/>leftc();</text:p>
      <text:p text:style-name="P1"><text:tab/>leftc();</text:p>
      <text:p text:style-name="P1"><text:tab/>leftc();</text:p>
      <text:p text:style-name="P1"/>
      <text:p text:style-name="P1">}</text:p>
      <text:p text:style-name="P1">if(rotation==5&amp;&amp;inverse==0)</text:p>
      <text:p text:style-name="P1">{</text:p>
      <text:p text:style-name="P1"><text:tab/>backc();</text:p>
      <text:p text:style-name="P1">}</text:p>
      <text:p text:style-name="P1">if(rotation==5&amp;&amp;inverse==1)</text:p>
      <text:p text:style-name="P1">{</text:p>
      <text:p text:style-name="P1"><text:tab/>backc();</text:p>
      <text:p text:style-name="P1"><text:tab/>backc();</text:p>
      <text:p text:style-name="P1"><text:tab/>backc();</text:p>
      <text:p text:style-name="P1">}</text:p>
      <text:p text:style-name="P1">if(rotation==6&amp;&amp;inverse==0)</text:p>
      <text:p text:style-name="P1">{</text:p>
      <text:p text:style-name="P1"><text:tab/>bottomc();</text:p>
      <text:p text:style-name="P1">}</text:p>
      <text:p text:style-name="P1">if(rotation==6&amp;&amp;inverse==1)</text:p>
      <text:p text:style-name="P1">{</text:p>
      <text:p text:style-name="P1"><text:tab/>bottomc();</text:p>
      <text:p text:style-name="P1"><text:tab/>bottomc();</text:p>
      <text:p text:style-name="P1"><text:tab/>bottomc();</text:p>
      <text:p text:style-name="P1"><text:tab/></text:p>
      <text:p text:style-name="P1">}</text:p>
      <text:p text:style-name="P1"/>
      <text:p text:style-name="P1">rotation=0;</text:p>
      <text:p text:style-name="P1">theta=0;<text:tab/></text:p>
      <text:p text:style-name="P1">}<text:tab/></text:p>
      <text:p text:style-name="P1"><text:tab/></text:p>
      <text:p text:style-name="P1"><text:tab/></text:p>
      <text:p text:style-name="P1"/>
      <text:p text:style-name="P1">glutPostRedisplay();</text:p>
      <text:p text:style-name="P1">}</text:p>
      <text:p text:style-name="P1"><text:soft-page-break/></text:p>
      <text:p text:style-name="P1"/>
      <text:p text:style-name="P1">void</text:p>
      <text:p text:style-name="P1">motion(int x, int y)</text:p>
      <text:p text:style-name="P1">{</text:p>
      <text:p text:style-name="P1"><text:s text:c="2"/>if (moving) {</text:p>
      <text:p text:style-name="P1"/>
      <text:p text:style-name="P1"><text:s text:c="4"/>q=q + (x - beginx);</text:p>
      <text:p text:style-name="P1"><text:s text:c="4"/>beginx = x;</text:p>
      <text:p text:style-name="P1"><text:s text:c="4"/>p=p + (y - beginy);</text:p>
      <text:p text:style-name="P1"><text:tab/>beginy=y;</text:p>
      <text:p text:style-name="P1"><text:tab/>glutPostRedisplay();</text:p>
      <text:p text:style-name="P1"><text:s text:c="2"/>}</text:p>
      <text:p text:style-name="P1">}</text:p>
      <text:p text:style-name="P1"/>
      <text:p text:style-name="P1"/>
      <text:p text:style-name="P1">void mouse(int btn,int state,int x,int y)</text:p>
      <text:p text:style-name="P1">{</text:p>
      <text:p text:style-name="P1"><text:tab/>if(btn==GLUT_MIDDLE_BUTTON &amp;&amp; state==GLUT_DOWN) </text:p>
      <text:p text:style-name="P1"><text:tab/>{ <text:s/><text:tab/><text:tab/> </text:p>
      <text:p text:style-name="P1"><text:tab/><text:tab/> <text:s/>//printf("%d %d",x,y);</text:p>
      <text:p text:style-name="P1"/>
      <text:p text:style-name="P1"><text:tab/>}</text:p>
      <text:p text:style-name="P1"><text:tab/>if(btn==GLUT_LEFT_BUTTON &amp;&amp; state==GLUT_DOWN)</text:p>
      <text:p text:style-name="P1"><text:tab/>{ </text:p>
      <text:p text:style-name="P1"><text:tab/><text:tab/>/*printf("%d %d\n",x,y);</text:p>
      <text:p text:style-name="P1"><text:tab/><text:tab/>if(x&gt;=0&amp;&amp;x&lt;=2&amp;&amp;y&gt;=7&amp;&amp;y&lt;=9)</text:p>
      <text:p text:style-name="P1"><text:tab/><text:tab/>{ <text:s text:c="2"/></text:p>
      <text:p text:style-name="P1"><text:tab/><text:tab/><text:tab/>printf("colour red\n");</text:p>
      <text:p text:style-name="P1"><text:tab/><text:tab/>}</text:p>
      <text:p text:style-name="P1"><text:tab/><text:tab/>*/</text:p>
      <text:p text:style-name="P1"><text:s text:c="3"/>moving = 1;</text:p>
      <text:p text:style-name="P1"><text:s text:c="3"/>beginx = x;</text:p>
      <text:p text:style-name="P1"><text:s text:c="3"/>beginy=y;</text:p>
      <text:p text:style-name="P1"/>
      <text:p text:style-name="P1"><text:tab/>} </text:p>
      <text:p text:style-name="P1"/>
      <text:p text:style-name="P1">}</text:p>
      <text:p text:style-name="P1"/>
      <text:p text:style-name="P1"/>
      <text:p text:style-name="P1">static void keyboard(unsigned char key,int x,int y)</text:p>
      <text:p text:style-name="P1">{</text:p>
      <text:p text:style-name="P1"><text:tab/>if(key=='a'&amp;&amp;rotationcomplete==1)</text:p>
      <text:p text:style-name="P1"><text:tab/>{ <text:s text:c="4"/>rotationcomplete=0;</text:p>
      <text:p text:style-name="P1"><text:s text:c="10"/>rotation=1;</text:p>
      <text:p text:style-name="P1"><text:tab/><text:tab/> <text:s/>inverse=0;</text:p>
      <text:p text:style-name="P1"><text:tab/><text:tab/> <text:s/>solve[++count]=1;</text:p>
      <text:p text:style-name="P1"><text:tab/><text:tab/> <text:s/>glutIdleFunc(spincube);</text:p>
      <text:p text:style-name="P1"/>
      <text:p text:style-name="P1"><text:tab/>}</text:p>
      <text:p text:style-name="P1"><text:tab/>if(key=='q'&amp;&amp;rotationcomplete==1)</text:p>
      <text:p text:style-name="P1"><text:tab/>{ <text:s text:c="4"/>rotationcomplete=0;</text:p>
      <text:p text:style-name="P1"><text:soft-page-break/><text:s text:c="10"/>rotation=1;</text:p>
      <text:p text:style-name="P1"><text:tab/><text:tab/> <text:s/>inverse=1;</text:p>
      <text:p text:style-name="P1"><text:tab/><text:tab/> <text:s/>solve[++count]=-1;</text:p>
      <text:p text:style-name="P1"><text:tab/><text:tab/> <text:s/>glutIdleFunc(spincube);</text:p>
      <text:p text:style-name="P1"/>
      <text:p text:style-name="P1"><text:tab/>}</text:p>
      <text:p text:style-name="P1"><text:tab/>if(key=='s'&amp;&amp;rotationcomplete==1)</text:p>
      <text:p text:style-name="P1"><text:tab/>{rotationcomplete=0;</text:p>
      <text:p text:style-name="P1"><text:tab/><text:tab/>rotation=2;</text:p>
      <text:p text:style-name="P1"><text:tab/><text:tab/>inverse=0;</text:p>
      <text:p text:style-name="P1"><text:tab/><text:tab/>solve[++count]=2;</text:p>
      <text:p text:style-name="P1"><text:tab/>glutIdleFunc(spincube);</text:p>
      <text:p text:style-name="P1"><text:tab/>}</text:p>
      <text:p text:style-name="P1">if(key=='w'&amp;&amp;rotationcomplete==1)</text:p>
      <text:p text:style-name="P1"><text:tab/>{rotationcomplete=0;</text:p>
      <text:p text:style-name="P1"><text:tab/><text:tab/>rotation=2;</text:p>
      <text:p text:style-name="P1"><text:tab/><text:tab/>inverse=1;</text:p>
      <text:p text:style-name="P1"><text:tab/><text:tab/>solve[++count]=-2;</text:p>
      <text:p text:style-name="P1"><text:tab/>glutIdleFunc(spincube);</text:p>
      <text:p text:style-name="P1"><text:tab/>}</text:p>
      <text:p text:style-name="P1">if(key=='d'&amp;&amp;rotationcomplete==1)</text:p>
      <text:p text:style-name="P1"><text:tab/>{rotationcomplete=0;</text:p>
      <text:p text:style-name="P1"><text:tab/><text:tab/>rotation=3;</text:p>
      <text:p text:style-name="P1"><text:tab/><text:tab/>inverse=0;</text:p>
      <text:p text:style-name="P1"><text:tab/><text:tab/>solve[++count]=3;</text:p>
      <text:p text:style-name="P1"><text:tab/>glutIdleFunc(spincube);</text:p>
      <text:p text:style-name="P1"/>
      <text:p text:style-name="P1"><text:tab/>}</text:p>
      <text:p text:style-name="P1">if(key=='e'&amp;&amp;rotationcomplete==1)</text:p>
      <text:p text:style-name="P1"><text:tab/>{rotationcomplete=0;</text:p>
      <text:p text:style-name="P1"><text:tab/><text:tab/>rotation=3;</text:p>
      <text:p text:style-name="P1"><text:tab/><text:tab/>inverse=1;</text:p>
      <text:p text:style-name="P1"><text:tab/><text:tab/>solve[++count]=-3;</text:p>
      <text:p text:style-name="P1"><text:tab/>glutIdleFunc(spincube);</text:p>
      <text:p text:style-name="P1"/>
      <text:p text:style-name="P1"><text:tab/>}</text:p>
      <text:p text:style-name="P1"/>
      <text:p text:style-name="P1">if(key=='f'&amp;&amp;rotationcomplete==1)</text:p>
      <text:p text:style-name="P1"><text:tab/>{rotationcomplete=0;</text:p>
      <text:p text:style-name="P1"><text:tab/><text:tab/>rotation=4;</text:p>
      <text:p text:style-name="P1"><text:tab/><text:tab/>inverse=0;</text:p>
      <text:p text:style-name="P1"><text:tab/><text:tab/>solve[++count]=4;</text:p>
      <text:p text:style-name="P1"><text:tab/>glutIdleFunc(spincube);</text:p>
      <text:p text:style-name="P1"/>
      <text:p text:style-name="P1"><text:tab/>}</text:p>
      <text:p text:style-name="P1">if(key=='r'&amp;&amp;rotationcomplete==1)</text:p>
      <text:p text:style-name="P1"><text:tab/>{rotationcomplete=0;</text:p>
      <text:p text:style-name="P1"><text:tab/><text:tab/>rotation=4;</text:p>
      <text:p text:style-name="P1"><text:tab/><text:tab/>inverse=1;</text:p>
      <text:p text:style-name="P1"><text:tab/><text:tab/>solve[++count]=-4;</text:p>
      <text:p text:style-name="P1"><text:tab/>glutIdleFunc(spincube);</text:p>
      <text:p text:style-name="P1"/>
      <text:p text:style-name="P1"><text:soft-page-break/><text:tab/>}</text:p>
      <text:p text:style-name="P1">if(key=='g'&amp;&amp;rotationcomplete==1)</text:p>
      <text:p text:style-name="P1"><text:tab/>{rotationcomplete=0;</text:p>
      <text:p text:style-name="P1"><text:tab/><text:tab/>rotation=5;</text:p>
      <text:p text:style-name="P1"><text:tab/><text:tab/>inverse=0;</text:p>
      <text:p text:style-name="P1"><text:tab/><text:tab/>solve[++count]=5;</text:p>
      <text:p text:style-name="P1"><text:tab/>glutIdleFunc(spincube);</text:p>
      <text:p text:style-name="P1"/>
      <text:p text:style-name="P1"><text:tab/>}</text:p>
      <text:p text:style-name="P1">if(key=='t'&amp;&amp;rotationcomplete==1)</text:p>
      <text:p text:style-name="P1"><text:tab/>{rotationcomplete=0;</text:p>
      <text:p text:style-name="P1"><text:tab/><text:tab/>rotation=5;</text:p>
      <text:p text:style-name="P1"><text:tab/><text:tab/>inverse=1;</text:p>
      <text:p text:style-name="P1"><text:tab/><text:tab/>solve[++count]=-5;</text:p>
      <text:p text:style-name="P1"><text:tab/>glutIdleFunc(spincube);</text:p>
      <text:p text:style-name="P1"/>
      <text:p text:style-name="P1"><text:tab/>}</text:p>
      <text:p text:style-name="P1"/>
      <text:p text:style-name="P1">if(key=='h'&amp;&amp;rotationcomplete==1)</text:p>
      <text:p text:style-name="P1"><text:tab/>{rotationcomplete=0;</text:p>
      <text:p text:style-name="P1"><text:tab/><text:tab/>rotation=6;</text:p>
      <text:p text:style-name="P1"><text:tab/><text:tab/>inverse=0;</text:p>
      <text:p text:style-name="P1"><text:tab/><text:tab/>solve[++count]=6;</text:p>
      <text:p text:style-name="P1"><text:tab/>glutIdleFunc(spincube);</text:p>
      <text:p text:style-name="P1"/>
      <text:p text:style-name="P1"><text:tab/>}</text:p>
      <text:p text:style-name="P1"/>
      <text:p text:style-name="P1">if(key=='y'&amp;&amp;rotationcomplete==1)</text:p>
      <text:p text:style-name="P1"><text:tab/>{rotationcomplete=0;</text:p>
      <text:p text:style-name="P1"><text:tab/><text:tab/>rotation=6;</text:p>
      <text:p text:style-name="P1"><text:tab/><text:tab/>inverse=1;</text:p>
      <text:p text:style-name="P1"><text:tab/><text:tab/>solve[++count]=-6;</text:p>
      <text:p text:style-name="P1"><text:tab/>glutIdleFunc(spincube);</text:p>
      <text:p text:style-name="P1"/>
      <text:p text:style-name="P1"><text:tab/>}</text:p>
      <text:p text:style-name="P1">if(key=='2'&amp;&amp;rotationcomplete==1)</text:p>
      <text:p text:style-name="P1"><text:tab/>{</text:p>
      <text:p text:style-name="P1">p=p+2.0;</text:p>
      <text:p text:style-name="P1">glutIdleFunc(spincube);</text:p>
      <text:p text:style-name="P1">}</text:p>
      <text:p text:style-name="P1">if(key=='8'&amp;&amp;rotationcomplete==1)</text:p>
      <text:p text:style-name="P1"><text:tab/>{</text:p>
      <text:p text:style-name="P1">p=p-2.0;</text:p>
      <text:p text:style-name="P1">glutIdleFunc(spincube);</text:p>
      <text:p text:style-name="P1">}</text:p>
      <text:p text:style-name="P1">if(key=='6'&amp;&amp;rotationcomplete==1)</text:p>
      <text:p text:style-name="P1"><text:tab/>{</text:p>
      <text:p text:style-name="P1">q=q+2.0;</text:p>
      <text:p text:style-name="P1">glutIdleFunc(spincube);</text:p>
      <text:p text:style-name="P1">}</text:p>
      <text:p text:style-name="P1">if(key=='4'&amp;&amp;rotationcomplete==1)</text:p>
      <text:p text:style-name="P1"><text:tab/>{</text:p>
      <text:p text:style-name="P1"><text:soft-page-break/>q=q-2.0;</text:p>
      <text:p text:style-name="P1">glutIdleFunc(spincube);</text:p>
      <text:p text:style-name="P1">}</text:p>
      <text:p text:style-name="P1"/>
      <text:p text:style-name="P1">if(key=='9'&amp;&amp;rotationcomplete==1)</text:p>
      <text:p text:style-name="P1"><text:tab/>{</text:p>
      <text:p text:style-name="P1">r=r+2.0;</text:p>
      <text:p text:style-name="P1">glutIdleFunc(spincube);</text:p>
      <text:p text:style-name="P1">}</text:p>
      <text:p text:style-name="P1"/>
      <text:p text:style-name="P1">if(key=='1'&amp;&amp;rotationcomplete==1)</text:p>
      <text:p text:style-name="P1"><text:tab/>{</text:p>
      <text:p text:style-name="P1">r=r-2.0;</text:p>
      <text:p text:style-name="P1">glutIdleFunc(spincube);</text:p>
      <text:p text:style-name="P1">}</text:p>
      <text:p text:style-name="P1">if(key=='5'&amp;&amp;rotationcomplete==1)</text:p>
      <text:p text:style-name="P1"><text:tab/>{</text:p>
      <text:p text:style-name="P1">p=0.0;</text:p>
      <text:p text:style-name="P1">q=0.0;</text:p>
      <text:p text:style-name="P1">r=0.0;</text:p>
      <text:p text:style-name="P1">glutIdleFunc(spincube);</text:p>
      <text:p text:style-name="P1">}</text:p>
      <text:p text:style-name="P1"/>
      <text:p text:style-name="P1">if(key=='m'&amp;&amp;rotationcomplete==1)</text:p>
      <text:p text:style-name="P1"><text:tab/>{</text:p>
      <text:p text:style-name="P1"><text:tab/><text:tab/>if(speed&lt;=1.3)</text:p>
      <text:p text:style-name="P1"><text:tab/><text:tab/>{</text:p>
      <text:p text:style-name="P1"><text:tab/><text:tab/>//for(speed=0;speed&lt;1.3;speed++)</text:p>
      <text:p text:style-name="P1"><text:tab/><text:tab/></text:p>
      <text:p text:style-name="P1"><text:s text:c="8"/>speed=speed+0.3;</text:p>
      <text:p text:style-name="P1"><text:tab/><text:tab/>speedmetercolor[++speedmetercount]=3;</text:p>
      <text:p text:style-name="P1"><text:tab/><text:tab/></text:p>
      <text:p text:style-name="P1"><text:tab/><text:tab/>}</text:p>
      <text:p text:style-name="P1"><text:tab/><text:tab/>glutPostRedisplay();</text:p>
      <text:p text:style-name="P1">}</text:p>
      <text:p text:style-name="P1">if(key=='m'&amp;&amp;rotationcomplete==1)</text:p>
      <text:p text:style-name="P1"><text:tab/>{</text:p>
      <text:p text:style-name="P1"><text:tab/><text:tab/>if(speed&gt;1.3)</text:p>
      <text:p text:style-name="P1"><text:tab/><text:tab/>{<text:tab/><text:tab/>if(speed&lt;=2.9)</text:p>
      <text:p text:style-name="P1"><text:tab/><text:tab/>{</text:p>
      <text:p text:style-name="P1"><text:tab/><text:tab/>//for(speed=0;speed&lt;1.3;speed++)</text:p>
      <text:p text:style-name="P1"><text:tab/><text:tab/></text:p>
      <text:p text:style-name="P1"><text:s text:c="8"/>speed=speed+0.3;</text:p>
      <text:p text:style-name="P1"><text:tab/><text:tab/>speedmetercolor[++speedmetercount]=4;</text:p>
      <text:p text:style-name="P1"><text:tab/><text:tab/>}</text:p>
      <text:p text:style-name="P1"><text:tab/><text:tab/>}</text:p>
      <text:p text:style-name="P1"><text:tab/><text:tab/>glutPostRedisplay();</text:p>
      <text:p text:style-name="P1">}</text:p>
      <text:p text:style-name="P1">if(key=='m'&amp;&amp;rotationcomplete==1)</text:p>
      <text:p text:style-name="P1"><text:tab/>{</text:p>
      <text:p text:style-name="P1"><text:tab/><text:tab/></text:p>
      <text:p text:style-name="P1"><text:tab/><text:tab/>if(speed&gt;2.9)</text:p>
      <text:p text:style-name="P1"><text:soft-page-break/><text:tab/><text:tab/>{</text:p>
      <text:p text:style-name="P1"><text:tab/><text:tab/><text:tab/>if(speed&lt;=4.2)</text:p>
      <text:p text:style-name="P1"><text:tab/><text:tab/>{</text:p>
      <text:p text:style-name="P1"><text:tab/><text:tab/>//r(speed=0;speed&lt;=4.3;speed+=0.1)</text:p>
      <text:p text:style-name="P1"><text:tab/><text:tab/>//{</text:p>
      <text:p text:style-name="P1"><text:s text:c="8"/>speed=speed+0.3;</text:p>
      <text:p text:style-name="P1"><text:tab/><text:tab/>speedmetercolor[++speedmetercount]=5;</text:p>
      <text:p text:style-name="P1"><text:tab/><text:tab/><text:tab/>}</text:p>
      <text:p text:style-name="P1"><text:tab/><text:tab/>}</text:p>
      <text:p text:style-name="P1"><text:tab/><text:tab/>glutPostRedisplay();</text:p>
      <text:p text:style-name="P1">}</text:p>
      <text:p text:style-name="P1">if(key=='n'&amp;&amp;rotationcomplete==1)</text:p>
      <text:p text:style-name="P1"><text:tab/>{</text:p>
      <text:p text:style-name="P1"><text:tab/><text:tab/>if(speed&gt;=0.3)</text:p>
      <text:p text:style-name="P1"><text:tab/><text:tab/>{</text:p>
      <text:p text:style-name="P1"><text:s text:c="8"/>speed=speed-0.3;</text:p>
      <text:p text:style-name="P1"><text:tab/><text:tab/>speedmetercolor[speedmetercount--]=0;</text:p>
      <text:p text:style-name="P1"><text:tab/><text:tab/>}</text:p>
      <text:p text:style-name="P1"><text:tab/><text:tab/>glutPostRedisplay();</text:p>
      <text:p text:style-name="P1"><text:tab/><text:tab/></text:p>
      <text:p text:style-name="P1">}</text:p>
      <text:p text:style-name="P1"/>
      <text:p text:style-name="P1"/>
      <text:p text:style-name="P1">if(key=='o'&amp;&amp;rotationcomplete==1)</text:p>
      <text:p text:style-name="P1"><text:tab/>{ </text:p>
      <text:p text:style-name="P1"><text:tab/><text:tab/>rotationcomplete=0;</text:p>
      <text:p text:style-name="P1"><text:tab/>if(count&gt;=0)</text:p>
      <text:p text:style-name="P1"><text:tab/>{</text:p>
      <text:p text:style-name="P1"><text:tab/><text:tab/>if(solve[count]&lt;0)</text:p>
      <text:p text:style-name="P1"><text:tab/><text:tab/><text:tab/>{</text:p>
      <text:p text:style-name="P1"><text:tab/><text:tab/><text:tab/><text:tab/>rotation=-1*solve[count];</text:p>
      <text:p text:style-name="P1"><text:tab/><text:tab/><text:tab/><text:tab/>inverse=0;</text:p>
      <text:p text:style-name="P1"><text:tab/>glutIdleFunc(spincube);</text:p>
      <text:p text:style-name="P1"><text:tab/><text:tab/><text:tab/>}</text:p>
      <text:p text:style-name="P1"><text:tab/><text:tab/><text:tab/><text:tab/>if(solve[count]&gt;0)</text:p>
      <text:p text:style-name="P1"><text:tab/><text:tab/><text:tab/><text:tab/>{</text:p>
      <text:p text:style-name="P1"><text:tab/><text:tab/><text:tab/><text:tab/>rotation=solve[count];</text:p>
      <text:p text:style-name="P1"><text:tab/><text:tab/><text:tab/><text:tab/>inverse=1;</text:p>
      <text:p text:style-name="P1"><text:tab/>glutIdleFunc(spincube);</text:p>
      <text:p text:style-name="P1"><text:tab/><text:tab/><text:tab/><text:tab/>}</text:p>
      <text:p text:style-name="P1"><text:tab/><text:tab/><text:tab/><text:tab/></text:p>
      <text:p text:style-name="P1"><text:tab/><text:tab/><text:tab/><text:tab/></text:p>
      <text:p text:style-name="P1"><text:tab/>count--;</text:p>
      <text:p text:style-name="P1">}</text:p>
      <text:p text:style-name="P1"><text:tab/><text:tab/><text:tab/><text:tab/></text:p>
      <text:p text:style-name="P1"/>
      <text:p text:style-name="P1">glutIdleFunc(spincube);<text:tab/></text:p>
      <text:p text:style-name="P1"><text:tab/></text:p>
      <text:p text:style-name="P1"><text:tab/><text:tab/></text:p>
      <text:p text:style-name="P1">}</text:p>
      <text:p text:style-name="P1"/>
      <text:p text:style-name="P1">}</text:p>
      <text:p text:style-name="P1"><text:soft-page-break/></text:p>
      <text:p text:style-name="P1">void myreshape(int w,int h)</text:p>
      <text:p text:style-name="P1">{</text:p>
      <text:p text:style-name="P1"><text:tab/>glViewport(0,0,w,h);</text:p>
      <text:p text:style-name="P1"><text:tab/>glMatrixMode(GL_PROJECTION);</text:p>
      <text:p text:style-name="P1"><text:tab/>glLoadIdentity();</text:p>
      <text:p text:style-name="P1"><text:tab/>if (w &lt;= h)</text:p>
      <text:p text:style-name="P1"><text:tab/>glOrtho(-10.0,10.0,-10.0*(GLfloat)h/(GLfloat)w, 10.0*(GLfloat)h/(GLfloat)w,-10.0,10.0);</text:p>
      <text:p text:style-name="P1"><text:tab/>else</text:p>
      <text:p text:style-name="P1"><text:tab/>glOrtho(-10.0*(GLfloat)w/(GLfloat)h, 10.0*(GLfloat)w/(GLfloat)h,-10.0,10.0,-10.0,10.0);</text:p>
      <text:p text:style-name="P1"><text:tab/>glMatrixMode(GL_MODELVIEW);</text:p>
      <text:p text:style-name="P1">}</text:p>
      <text:p text:style-name="P1">void mymenu(int id)</text:p>
      <text:p text:style-name="P1">{</text:p>
      <text:p text:style-name="P1"><text:tab/>if(rotationcomplete==1)</text:p>
      <text:p text:style-name="P1"><text:tab/>{rotationcomplete=0;</text:p>
      <text:p text:style-name="P1">switch(id)</text:p>
      <text:p text:style-name="P1">{</text:p>
      <text:p text:style-name="P1"><text:s text:c="4"/>case 1:</text:p>
      <text:p text:style-name="P1"><text:tab/><text:tab/>rotation=1;</text:p>
      <text:p text:style-name="P1"><text:s text:c="7"/><text:tab/>inverse=0;</text:p>
      <text:p text:style-name="P1"><text:tab/><text:tab/>solve[++count]=1;</text:p>
      <text:p text:style-name="P1"><text:tab/> <text:s text:c="3"/>glutIdleFunc(spincube);</text:p>
      <text:p text:style-name="P1"><text:tab/>break;</text:p>
      <text:p text:style-name="P1"/>
      <text:p text:style-name="P1"><text:tab/>case 2:</text:p>
      <text:p text:style-name="P1"><text:tab/><text:tab/>rotation=1;</text:p>
      <text:p text:style-name="P1"><text:tab/><text:tab/>inverse=1;</text:p>
      <text:p text:style-name="P1"><text:tab/><text:tab/>solve[++count]=-1;</text:p>
      <text:p text:style-name="P1"><text:tab/><text:tab/>glutIdleFunc(spincube);</text:p>
      <text:p text:style-name="P1"><text:tab/>break;</text:p>
      <text:p text:style-name="P1"><text:tab/></text:p>
      <text:p text:style-name="P1"><text:tab/>case 3:</text:p>
      <text:p text:style-name="P1"><text:tab/><text:tab/>rotation=2;</text:p>
      <text:p text:style-name="P1"><text:tab/><text:tab/>inverse=0;</text:p>
      <text:p text:style-name="P1"><text:tab/><text:tab/>solve[++count]=2;</text:p>
      <text:p text:style-name="P1"><text:tab/><text:tab/>glutIdleFunc(spincube);</text:p>
      <text:p text:style-name="P1"><text:tab/>break;</text:p>
      <text:p text:style-name="P1"/>
      <text:p text:style-name="P1"><text:tab/>case 4:</text:p>
      <text:p text:style-name="P1"><text:tab/><text:tab/>rotation=2;</text:p>
      <text:p text:style-name="P1"><text:tab/><text:tab/>inverse=1;</text:p>
      <text:p text:style-name="P1"><text:tab/><text:tab/>solve[++count]=-2;</text:p>
      <text:p text:style-name="P1"><text:tab/><text:tab/>glutIdleFunc(spincube);</text:p>
      <text:p text:style-name="P1"><text:tab/>break;</text:p>
      <text:p text:style-name="P1"><text:tab/><text:tab/>case 5:</text:p>
      <text:p text:style-name="P1"><text:tab/><text:tab/>rotation=3;</text:p>
      <text:p text:style-name="P1"><text:tab/><text:tab/>inverse=0;</text:p>
      <text:p text:style-name="P1"><text:tab/><text:tab/>solve[++count]=3;</text:p>
      <text:p text:style-name="P1"><text:tab/><text:tab/>glutIdleFunc(spincube);</text:p>
      <text:p text:style-name="P1"><text:tab/>break;</text:p>
      <text:p text:style-name="P1"><text:tab/><text:tab/>case 6:</text:p>
      <text:p text:style-name="P1"><text:soft-page-break/><text:tab/><text:tab/>rotation=3;</text:p>
      <text:p text:style-name="P1"><text:tab/><text:tab/>inverse=1;</text:p>
      <text:p text:style-name="P1"><text:tab/><text:tab/>solve[++count]=-3;</text:p>
      <text:p text:style-name="P1"><text:tab/><text:tab/>glutIdleFunc(spincube);</text:p>
      <text:p text:style-name="P1"><text:tab/>break;</text:p>
      <text:p text:style-name="P1"><text:tab/><text:tab/>case 7:</text:p>
      <text:p text:style-name="P1"><text:tab/><text:tab/>rotation=4;</text:p>
      <text:p text:style-name="P1"><text:tab/><text:tab/>inverse=0;</text:p>
      <text:p text:style-name="P1"><text:tab/><text:tab/>solve[++count]=4;</text:p>
      <text:p text:style-name="P1"><text:tab/><text:tab/>glutIdleFunc(spincube);</text:p>
      <text:p text:style-name="P1"><text:tab/>break;</text:p>
      <text:p text:style-name="P1"><text:tab/><text:tab/>case 8:</text:p>
      <text:p text:style-name="P1"><text:tab/><text:tab/>rotation=4;</text:p>
      <text:p text:style-name="P1"><text:tab/><text:tab/>inverse=1;</text:p>
      <text:p text:style-name="P1"><text:tab/><text:tab/>solve[++count]=-4;</text:p>
      <text:p text:style-name="P1"><text:tab/><text:tab/>glutIdleFunc(spincube);</text:p>
      <text:p text:style-name="P1"><text:tab/>break;</text:p>
      <text:p text:style-name="P1"><text:tab/><text:tab/>case 9:</text:p>
      <text:p text:style-name="P1"><text:tab/><text:tab/>rotation=5;</text:p>
      <text:p text:style-name="P1"><text:tab/><text:tab/>inverse=0;</text:p>
      <text:p text:style-name="P1"><text:tab/><text:tab/>solve[++count]=5;</text:p>
      <text:p text:style-name="P1"><text:tab/><text:tab/>glutIdleFunc(spincube);</text:p>
      <text:p text:style-name="P1"><text:tab/>break;</text:p>
      <text:p text:style-name="P1"><text:tab/><text:tab/>case 10:</text:p>
      <text:p text:style-name="P1"><text:tab/><text:tab/>rotation=5;</text:p>
      <text:p text:style-name="P1"><text:tab/><text:tab/>inverse=1;</text:p>
      <text:p text:style-name="P1"><text:tab/><text:tab/>solve[++count]=-5;</text:p>
      <text:p text:style-name="P1"><text:tab/><text:tab/>glutIdleFunc(spincube);</text:p>
      <text:p text:style-name="P1"><text:tab/>break;</text:p>
      <text:p text:style-name="P1"><text:tab/><text:tab/>case 11:</text:p>
      <text:p text:style-name="P1"><text:tab/><text:tab/>rotation=6;</text:p>
      <text:p text:style-name="P1"><text:tab/><text:tab/>inverse=0;</text:p>
      <text:p text:style-name="P1"><text:tab/><text:tab/>solve[++count]=6;</text:p>
      <text:p text:style-name="P1"><text:tab/><text:tab/>glutIdleFunc(spincube);</text:p>
      <text:p text:style-name="P1"><text:tab/>break;</text:p>
      <text:p text:style-name="P1"><text:tab/><text:tab/>case 12:</text:p>
      <text:p text:style-name="P1"><text:tab/><text:tab/>rotation=6;</text:p>
      <text:p text:style-name="P1"><text:tab/><text:tab/>inverse=1;</text:p>
      <text:p text:style-name="P1"><text:tab/><text:tab/>solve[++count]=-6;</text:p>
      <text:p text:style-name="P1"><text:tab/><text:tab/>glutIdleFunc(spincube);</text:p>
      <text:p text:style-name="P1"><text:tab/>break;</text:p>
      <text:p text:style-name="P1"><text:tab/> <text:s text:c="7"/></text:p>
      <text:p text:style-name="P1"><text:tab/><text:tab/></text:p>
      <text:p text:style-name="P1"/>
      <text:p text:style-name="P1"><text:tab/><text:tab/><text:tab/>case 13:</text:p>
      <text:p text:style-name="P1"><text:tab/><text:tab/><text:tab/>exit(0);</text:p>
      <text:p text:style-name="P1"><text:tab/><text:tab/><text:tab/>break;</text:p>
      <text:p text:style-name="P1"/>
      <text:p text:style-name="P1">}</text:p>
      <text:p text:style-name="P1"><text:tab/>}</text:p>
      <text:p text:style-name="P1"/>
      <text:p text:style-name="P1">}</text:p>
      <text:p text:style-name="P1"><text:soft-page-break/></text:p>
      <text:p text:style-name="P1"><text:s/>void displayTimer(void * font, int z, float x, float y)</text:p>
      <text:p text:style-name="P1">{</text:p>
      <text:p text:style-name="P1"><text:s text:c="4"/>glRasterPos2f(x, y);</text:p>
      <text:p text:style-name="P1"><text:s text:c="4"/>glutBitmapCharacter(font, z);</text:p>
      <text:p text:style-name="P1">}</text:p>
      <text:p text:style-name="P1"/>
      <text:p text:style-name="P1">void showTime(){</text:p>
      <text:p text:style-name="P1"><text:s text:c="3"/>glPushAttrib(GL_ALL_ATTRIB_BITS);</text:p>
      <text:p text:style-name="P1"><text:s text:c="3"/>glPushMatrix();</text:p>
      <text:p text:style-name="P1"><text:s text:c="3"/>glDisable(GL_DEPTH_TEST);</text:p>
      <text:p text:style-name="P1"><text:s text:c="3"/>glMatrixMode(GL_PROJECTION);</text:p>
      <text:p text:style-name="P1"><text:s text:c="3"/>glLoadIdentity();</text:p>
      <text:p text:style-name="P1"><text:s text:c="3"/>glOrtho(-1.0,1.0,-1.0,1.0,-1.0,1.0);</text:p>
      <text:p text:style-name="P1"><text:s text:c="3"/>glMatrixMode(GL_MODELVIEW);</text:p>
      <text:p text:style-name="P1"><text:s text:c="3"/>glutBitmapCharacter(GLUT_BITMAP_8_BY_13,'T');</text:p>
      <text:p text:style-name="P1"><text:s text:c="3"/>glPopMatrix();</text:p>
      <text:p text:style-name="P1"><text:s text:c="3"/>glPopAttrib();</text:p>
      <text:p text:style-name="P1">glEnable (GL_BLEND);</text:p>
      <text:p text:style-name="P1">glBlendFunc (GL_ONE, GL_ONE);</text:p>
      <text:p text:style-name="P1">}</text:p>
      <text:p text:style-name="P1"/>
      <text:p text:style-name="P1">int main(int argc, char** argv)</text:p>
      <text:p text:style-name="P1">{</text:p>
      <text:p text:style-name="P1">glutInit(&amp;argc, argv);</text:p>
      <text:p text:style-name="P1">glutInitDisplayMode (GLUT_DOUBLE | GLUT_RGB | GLUT_DEPTH);</text:p>
      <text:p text:style-name="P1">glutInitWindowSize (500, 500);</text:p>
      <text:p text:style-name="P1">glutCreateWindow ("RUBIK'S CUBE");</text:p>
      <text:p text:style-name="P1">glutReshapeFunc (myreshape);</text:p>
      <text:p text:style-name="P1">glutIdleFunc(spincube);</text:p>
      <text:p text:style-name="P1">glutMouseFunc(mouse);</text:p>
      <text:p text:style-name="P1"><text:s text:c="2"/>glutMotionFunc(motion);</text:p>
      <text:p text:style-name="P1">glutCreateMenu(mymenu);</text:p>
      <text:p text:style-name="P1">glutAddMenuEntry("Top <text:s text:c="18"/>:a",1);</text:p>
      <text:p text:style-name="P1">glutAddMenuEntry("Top Inverted <text:s text:c="3"/>:q",2);</text:p>
      <text:p text:style-name="P1">glutAddMenuEntry("Right <text:s text:c="16"/>:s",3);</text:p>
      <text:p text:style-name="P1">glutAddMenuEntry("Right Inverted <text:s/>:w",4);</text:p>
      <text:p text:style-name="P1">glutAddMenuEntry("Front <text:s text:c="16"/>:d",5);</text:p>
      <text:p text:style-name="P1">glutAddMenuEntry("Front Inverted <text:s/>:e",6);</text:p>
      <text:p text:style-name="P1">glutAddMenuEntry("Left <text:s text:c="18"/>:f",7);</text:p>
      <text:p text:style-name="P1">glutAddMenuEntry("Left Inverted <text:s text:c="3"/>:r",8);</text:p>
      <text:p text:style-name="P1">glutAddMenuEntry("Back <text:s text:c="17"/>:g",9);</text:p>
      <text:p text:style-name="P1">glutAddMenuEntry("Back Inverted <text:s text:c="2"/>:t",10);</text:p>
      <text:p text:style-name="P1">glutAddMenuEntry("Bottom <text:s text:c="13"/>:h",11);</text:p>
      <text:p text:style-name="P1">glutAddMenuEntry("Bottom Inverted :y",12);</text:p>
      <text:p text:style-name="P1"/>
      <text:p text:style-name="P1">glutAddMenuEntry("Exit",13);</text:p>
      <text:p text:style-name="P1">glutAttachMenu(GLUT_RIGHT_BUTTON);</text:p>
      <text:p text:style-name="P1"/>
      <text:p text:style-name="P1">glutKeyboardFunc(keyboard);</text:p>
      <text:p text:style-name="P1">glutDisplayFunc (display);</text:p>
      <text:p text:style-name="P1">glEnable(GL_DEPTH_TEST);</text:p>
      <text:p text:style-name="P1"><text:soft-page-break/></text:p>
      <text:p text:style-name="P1">glutMainLoop();</text:p>
      <text:p text:style-name="P1">//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3:31:03.135403766</meta:creation-date>
    <dc:date>2017-06-01T13:31:18.031789513</dc:date>
    <meta:editing-duration>PT15S</meta:editing-duration>
    <meta:editing-cycles>1</meta:editing-cycles>
    <meta:document-statistic meta:table-count="0" meta:image-count="0" meta:object-count="0" meta:page-count="37" meta:paragraph-count="1600" meta:word-count="2013" meta:character-count="34457" meta:non-whitespace-character-count="27080"/>
    <meta:generator>LibreOffice/5.1.2.2$Linux_X86_64 LibreOffice_project/10m0$Build-2</meta:generator>
  </office:meta>
</office:document-meta>
</file>